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18">
            <text:p>11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31">
            <text:p>13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15">
            <text:p>21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605">
            <text:p>1160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424">
            <text:p>1242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498">
            <text:p>1249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10">
            <text:p>2021-01-1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-8 days">
            <text:p>-8 days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17 - 0.89)">
            <text:p>(0.17 - 0.8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2">
            <text:p>0.7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97.875">
            <text:p>197.875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16836915446386">
            <text:p>0.0116836915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4116047735653">
            <text:p>1.0411604774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121.5">
            <text:p>121.5</text:p>
          </table:table-cell>
          <table:table-cell office:value-type="float" office:value="200">
            <text:p>200</text:p>
          </table:table-cell>
          <table:table-cell office:value-type="float" office:value="0.00810782896095848">
            <text:p>0.008107829</text:p>
          </table:table-cell>
          <table:table-cell office:value-type="float" office:value="0.00967048710601719">
            <text:p>0.0096704871</text:p>
          </table:table-cell>
          <table:table-cell office:value-type="float" office:value="0.0113778586869951">
            <text:p>0.0113778587</text:p>
          </table:table-cell>
          <table:table-cell office:value-type="float" office:value="1.02850624566866">
            <text:p>1.0285062457</text:p>
          </table:table-cell>
          <table:table-cell office:value-type="float" office:value="1.03403000077996">
            <text:p>1.0340300008</text:p>
          </table:table-cell>
          <table:table-cell office:value-type="float" office:value="1.04007623851435">
            <text:p>1.0400762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401.125">
            <text:p>401.12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33551673944687">
            <text:p>0.0233551674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8281219501493">
            <text:p>1.08281219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37762495824">
            <text:p>30.023776249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397">
            <text:p>18397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70.875">
            <text:p>670.87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64665434581725">
            <text:p>0.0364665435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3023932733551">
            <text:p>1.1302393273</text:p>
          </table:table-cell>
          <table:table-cell table:number-columns-repeated="2" office:value-type="float" office:value="0">
            <text:p>0</text:p>
          </table:table-cell>
          <table:table-cell office:value-type="float" office:value="19.3522612997351">
            <text:p>19.352261299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560">
            <text:p>18560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822.5">
            <text:p>822.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43157327586207">
            <text:p>0.0443157328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5895427762824">
            <text:p>1.1589542776</text:p>
          </table:table-cell>
          <table:table-cell table:number-columns-repeated="2" office:value-type="float" office:value="0">
            <text:p>0</text:p>
          </table:table-cell>
          <table:table-cell office:value-type="float" office:value="15.9851774037771">
            <text:p>15.985177403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486">
            <text:p>18486</text:p>
          </table:table-cell>
          <table:table-cell office:value-type="float" office:value="17.625">
            <text:p>17.625</text:p>
          </table:table-cell>
          <table:table-cell office:value-type="float" office:value="182.25">
            <text:p>182.25</text:p>
          </table:table-cell>
          <table:table-cell office:value-type="float" office:value="866.25">
            <text:p>866.25</text:p>
          </table:table-cell>
          <table:table-cell office:value-type="float" office:value="0.00179152266720878">
            <text:p>0.0017915227</text:p>
          </table:table-cell>
          <table:table-cell office:value-type="float" office:value="0.0140994894012069">
            <text:p>0.0140994894</text:p>
          </table:table-cell>
          <table:table-cell office:value-type="float" office:value="0.0468597857838364">
            <text:p>0.0468597858</text:p>
          </table:table-cell>
          <table:table-cell office:value-type="float" office:value="1.00627662006003">
            <text:p>1.0062766201</text:p>
          </table:table-cell>
          <table:table-cell office:value-type="float" office:value="1.04973785228292">
            <text:p>1.0497378523</text:p>
          </table:table-cell>
          <table:table-cell office:value-type="float" office:value="1.16831309570989">
            <text:p>1.1683130957</text:p>
          </table:table-cell>
          <table:table-cell table:number-columns-repeated="2" office:value-type="float" office:value="0">
            <text:p>0</text:p>
          </table:table-cell>
          <table:table-cell office:value-type="float" office:value="15.1358693310141">
            <text:p>15.1358693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508">
            <text:p>19508</text:p>
          </table:table-cell>
          <table:table-cell office:value-type="float" office:value="37.125">
            <text:p>37.125</text:p>
          </table:table-cell>
          <table:table-cell office:value-type="float" office:value="254.625">
            <text:p>254.625</text:p>
          </table:table-cell>
          <table:table-cell office:value-type="float" office:value="1150.375">
            <text:p>1150.375</text:p>
          </table:table-cell>
          <table:table-cell office:value-type="float" office:value="0.0039054281506417">
            <text:p>0.0039054282</text:p>
          </table:table-cell>
          <table:table-cell office:value-type="float" office:value="0.0199518100611189">
            <text:p>0.0199518101</text:p>
          </table:table-cell>
          <table:table-cell office:value-type="float" office:value="0.0589693971703916">
            <text:p>0.0589693972</text:p>
          </table:table-cell>
          <table:table-cell office:value-type="float" office:value="1.01369889317056">
            <text:p>1.0136988932</text:p>
          </table:table-cell>
          <table:table-cell office:value-type="float" office:value="1.07061156167436">
            <text:p>1.0706115617</text:p>
          </table:table-cell>
          <table:table-cell office:value-type="float" office:value="1.21320857410954">
            <text:p>1.2132085741</text:p>
          </table:table-cell>
          <table:table-cell table:number-columns-repeated="2" office:value-type="float" office:value="0">
            <text:p>0</text:p>
          </table:table-cell>
          <table:table-cell office:value-type="float" office:value="12.0976184023121">
            <text:p>12.097618402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90">
            <text:p>13390</text:p>
          </table:table-cell>
          <table:table-cell office:value-type="float" office:value="21464">
            <text:p>21464</text:p>
          </table:table-cell>
          <table:table-cell office:value-type="float" office:value="90.875">
            <text:p>90.875</text:p>
          </table:table-cell>
          <table:table-cell office:value-type="float" office:value="492.875">
            <text:p>492.875</text:p>
          </table:table-cell>
          <table:table-cell office:value-type="float" office:value="1112.125">
            <text:p>1112.125</text:p>
          </table:table-cell>
          <table:table-cell office:value-type="float" office:value="0.00973591172059139">
            <text:p>0.0097359117</text:p>
          </table:table-cell>
          <table:table-cell office:value-type="float" office:value="0.0368091859596714">
            <text:p>0.036809186</text:p>
          </table:table-cell>
          <table:table-cell office:value-type="float" office:value="0.051813501677227">
            <text:p>0.0518135017</text:p>
          </table:table-cell>
          <table:table-cell office:value-type="float" office:value="1.03426147545705">
            <text:p>1.0342614755</text:p>
          </table:table-cell>
          <table:table-cell office:value-type="float" office:value="1.13148778655404">
            <text:p>1.1314877866</text:p>
          </table:table-cell>
          <table:table-cell office:value-type="float" office:value="1.18660914822416">
            <text:p>1.1866091482</text:p>
          </table:table-cell>
          <table:table-cell office:value-type="float" office:value="0">
            <text:p>0</text:p>
          </table:table-cell>
          <table:table-cell office:value-type="float" office:value="19.1753063410259">
            <text:p>19.175306341</text:p>
          </table:table-cell>
          <table:table-cell office:value-type="float" office:value="13.7213886002676">
            <text:p>13.721388600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840">
            <text:p>13840</text:p>
          </table:table-cell>
          <table:table-cell office:value-type="float" office:value="23064">
            <text:p>23064</text:p>
          </table:table-cell>
          <table:table-cell office:value-type="float" office:value="120">
            <text:p>120</text:p>
          </table:table-cell>
          <table:table-cell office:value-type="float" office:value="733">
            <text:p>733</text:p>
          </table:table-cell>
          <table:table-cell office:value-type="float" office:value="1225.25">
            <text:p>1225.25</text:p>
          </table:table-cell>
          <table:table-cell office:value-type="float" office:value="0.0121976011384428">
            <text:p>0.0121976011</text:p>
          </table:table-cell>
          <table:table-cell office:value-type="float" office:value="0.0529624277456647">
            <text:p>0.0529624277</text:p>
          </table:table-cell>
          <table:table-cell office:value-type="float" office:value="0.0531239160596601">
            <text:p>0.0531239161</text:p>
          </table:table-cell>
          <table:table-cell office:value-type="float" office:value="1.04298321567267">
            <text:p>1.0429832157</text:p>
          </table:table-cell>
          <table:table-cell office:value-type="float" office:value="1.19086633386515">
            <text:p>1.1908663339</text:p>
          </table:table-cell>
          <table:table-cell office:value-type="float" office:value="1.19146512110554">
            <text:p>1.1914651211</text:p>
          </table:table-cell>
          <table:table-cell office:value-type="float" office:value="0">
            <text:p>0</text:p>
          </table:table-cell>
          <table:table-cell office:value-type="float" office:value="13.4311193278169">
            <text:p>13.4311193278</text:p>
          </table:table-cell>
          <table:table-cell office:value-type="float" office:value="13.3913264572944">
            <text:p>13.391326457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10250">
            <text:p>10250</text:p>
          </table:table-cell>
          <table:table-cell office:value-type="float" office:value="14710">
            <text:p>14710</text:p>
          </table:table-cell>
          <table:table-cell office:value-type="float" office:value="24561">
            <text:p>24561</text:p>
          </table:table-cell>
          <table:table-cell office:value-type="float" office:value="145.125">
            <text:p>145.125</text:p>
          </table:table-cell>
          <table:table-cell office:value-type="float" office:value="836.75">
            <text:p>836.75</text:p>
          </table:table-cell>
          <table:table-cell office:value-type="float" office:value="1430.75">
            <text:p>1430.75</text:p>
          </table:table-cell>
          <table:table-cell office:value-type="float" office:value="0.0141585365853659">
            <text:p>0.0141585366</text:p>
          </table:table-cell>
          <table:table-cell office:value-type="float" office:value="0.0568830727396329">
            <text:p>0.0568830727</text:p>
          </table:table-cell>
          <table:table-cell office:value-type="float" office:value="0.0582529212979928">
            <text:p>0.0582529213</text:p>
          </table:table-cell>
          <table:table-cell office:value-type="float" office:value="1.04994778779893">
            <text:p>1.0499477878</text:p>
          </table:table-cell>
          <table:table-cell office:value-type="float" office:value="1.20543269515875">
            <text:p>1.2054326952</text:p>
          </table:table-cell>
          <table:table-cell office:value-type="float" office:value="1.21053629410888">
            <text:p>1.2105362941</text:p>
          </table:table-cell>
          <table:table-cell office:value-type="float" office:value="0">
            <text:p>0</text:p>
          </table:table-cell>
          <table:table-cell office:value-type="float" office:value="12.5288516987013">
            <text:p>12.5288516987</text:p>
          </table:table-cell>
          <table:table-cell office:value-type="float" office:value="12.2422289720398">
            <text:p>12.24222897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419">
            <text:p>419</text:p>
          </table:table-cell>
          <table:table-cell office:value-type="float" office:value="9955">
            <text:p>9955</text:p>
          </table:table-cell>
          <table:table-cell office:value-type="float" office:value="15510">
            <text:p>15510</text:p>
          </table:table-cell>
          <table:table-cell office:value-type="float" office:value="26222">
            <text:p>26222</text:p>
          </table:table-cell>
          <table:table-cell office:value-type="float" office:value="225.375">
            <text:p>225.375</text:p>
          </table:table-cell>
          <table:table-cell office:value-type="float" office:value="881.125">
            <text:p>881.125</text:p>
          </table:table-cell>
          <table:table-cell office:value-type="float" office:value="1507">
            <text:p>1507</text:p>
          </table:table-cell>
          <table:table-cell office:value-type="float" office:value="0.0226393771973882">
            <text:p>0.0226393772</text:p>
          </table:table-cell>
          <table:table-cell office:value-type="float" office:value="0.0568101225016119">
            <text:p>0.0568101225</text:p>
          </table:table-cell>
          <table:table-cell office:value-type="float" office:value="0.0574708260239494">
            <text:p>0.057470826</text:p>
          </table:table-cell>
          <table:table-cell office:value-type="float" office:value="1.08024240133463">
            <text:p>1.0802424013</text:p>
          </table:table-cell>
          <table:table-cell office:value-type="float" office:value="1.20516111319219">
            <text:p>1.2051611132</text:p>
          </table:table-cell>
          <table:table-cell office:value-type="float" office:value="1.20762156693782">
            <text:p>1.2076215669</text:p>
          </table:table-cell>
          <table:table-cell office:value-type="float" office:value="30.9621642649303">
            <text:p>30.9621642649</text:p>
          </table:table-cell>
          <table:table-cell office:value-type="float" office:value="12.5445031290026">
            <text:p>12.544503129</text:p>
          </table:table-cell>
          <table:table-cell office:value-type="float" office:value="12.4041989324235">
            <text:p>12.404198932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571">
            <text:p>571</text:p>
          </table:table-cell>
          <table:table-cell table:number-columns-repeated="2" office:value-type="float" office:value="344">
            <text:p>344</text:p>
          </table:table-cell>
          <table:table-cell office:value-type="float" office:value="10596">
            <text:p>10596</text:p>
          </table:table-cell>
          <table:table-cell office:value-type="float" office:value="16327">
            <text:p>16327</text:p>
          </table:table-cell>
          <table:table-cell office:value-type="float" office:value="27451">
            <text:p>27451</text:p>
          </table:table-cell>
          <table:table-cell office:value-type="float" office:value="449">
            <text:p>449</text:p>
          </table:table-cell>
          <table:table-cell office:value-type="float" office:value="779">
            <text:p>779</text:p>
          </table:table-cell>
          <table:table-cell office:value-type="float" office:value="1295.75">
            <text:p>1295.75</text:p>
          </table:table-cell>
          <table:table-cell office:value-type="float" office:value="0.0423744809362023">
            <text:p>0.0423744809</text:p>
          </table:table-cell>
          <table:table-cell office:value-type="float" office:value="0.0477123782691248">
            <text:p>0.0477123783</text:p>
          </table:table-cell>
          <table:table-cell office:value-type="float" office:value="0.0472022877126516">
            <text:p>0.0472022877</text:p>
          </table:table-cell>
          <table:table-cell office:value-type="float" office:value="1.15183005268055">
            <text:p>1.1518300527</text:p>
          </table:table-cell>
          <table:table-cell office:value-type="float" office:value="1.17145520718052">
            <text:p>1.1714552072</text:p>
          </table:table-cell>
          <table:table-cell office:value-type="float" office:value="1.16957499668628">
            <text:p>1.1695749967</text:p>
          </table:table-cell>
          <table:table-cell office:value-type="float" office:value="16.7018324101543">
            <text:p>16.7018324102</text:p>
          </table:table-cell>
          <table:table-cell office:value-type="float" office:value="14.8714989206696">
            <text:p>14.8714989207</text:p>
          </table:table-cell>
          <table:table-cell office:value-type="float" office:value="15.0285194477865">
            <text:p>15.028519447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24">
            <text:p>424</text:p>
          </table:table-cell>
          <table:table-cell office:value-type="float" office:value="10850">
            <text:p>10850</text:p>
          </table:table-cell>
          <table:table-cell office:value-type="float" office:value="17138">
            <text:p>17138</text:p>
          </table:table-cell>
          <table:table-cell office:value-type="float" office:value="28564">
            <text:p>28564</text:p>
          </table:table-cell>
          <table:table-cell office:value-type="float" office:value="490.625">
            <text:p>490.625</text:p>
          </table:table-cell>
          <table:table-cell office:value-type="float" office:value="563.5">
            <text:p>563.5</text:p>
          </table:table-cell>
          <table:table-cell office:value-type="float" office:value="950.375">
            <text:p>950.375</text:p>
          </table:table-cell>
          <table:table-cell office:value-type="float" office:value="0.0452188940092166">
            <text:p>0.045218894</text:p>
          </table:table-cell>
          <table:table-cell office:value-type="float" office:value="0.0328801493756564">
            <text:p>0.0328801494</text:p>
          </table:table-cell>
          <table:table-cell office:value-type="float" office:value="0.033271775661672">
            <text:p>0.0332717757</text:p>
          </table:table-cell>
          <table:table-cell office:value-type="float" office:value="1.16227383584807">
            <text:p>1.1622738358</text:p>
          </table:table-cell>
          <table:table-cell office:value-type="float" office:value="1.11719948709181">
            <text:p>1.1171994871</text:p>
          </table:table-cell>
          <table:table-cell office:value-type="float" office:value="1.11862095648499">
            <text:p>1.1186209565</text:p>
          </table:table-cell>
          <table:table-cell office:value-type="float" office:value="15.6727261362993">
            <text:p>15.6727261363</text:p>
          </table:table-cell>
          <table:table-cell office:value-type="float" office:value="21.4257278044268">
            <text:p>21.4257278044</text:p>
          </table:table-cell>
          <table:table-cell office:value-type="float" office:value="21.177571190144">
            <text:p>21.177571190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10786">
            <text:p>10786</text:p>
          </table:table-cell>
          <table:table-cell office:value-type="float" office:value="18162">
            <text:p>18162</text:p>
          </table:table-cell>
          <table:table-cell office:value-type="float" office:value="29796">
            <text:p>29796</text:p>
          </table:table-cell>
          <table:table-cell office:value-type="float" office:value="519.75">
            <text:p>519.75</text:p>
          </table:table-cell>
          <table:table-cell office:value-type="float" office:value="890.125">
            <text:p>890.125</text:p>
          </table:table-cell>
          <table:table-cell office:value-type="float" office:value="576.125">
            <text:p>576.125</text:p>
          </table:table-cell>
          <table:table-cell office:value-type="float" office:value="0.0481874652327091">
            <text:p>0.0481874652</text:p>
          </table:table-cell>
          <table:table-cell office:value-type="float" office:value="0.0490102962228829">
            <text:p>0.0490102962</text:p>
          </table:table-cell>
          <table:table-cell office:value-type="float" office:value="0.0193356490804135">
            <text:p>0.0193356491</text:p>
          </table:table-cell>
          <table:table-cell office:value-type="float" office:value="1.17320731065337">
            <text:p>1.1732073107</text:p>
          </table:table-cell>
          <table:table-cell office:value-type="float" office:value="1.17624397468637">
            <text:p>1.1762439747</text:p>
          </table:table-cell>
          <table:table-cell office:value-type="float" office:value="1.06840755173915">
            <text:p>1.0684075517</text:p>
          </table:table-cell>
          <table:table-cell office:value-type="float" office:value="14.7282429231984">
            <text:p>14.7282429232</text:p>
          </table:table-cell>
          <table:table-cell office:value-type="float" office:value="14.4866989612229">
            <text:p>14.4866989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1250">
            <text:p>11250</text:p>
          </table:table-cell>
          <table:table-cell office:value-type="float" office:value="19072">
            <text:p>19072</text:p>
          </table:table-cell>
          <table:table-cell office:value-type="float" office:value="31656">
            <text:p>31656</text:p>
          </table:table-cell>
          <table:table-cell office:value-type="float" office:value="677">
            <text:p>677</text:p>
          </table:table-cell>
          <table:table-cell office:value-type="float" office:value="1156">
            <text:p>1156</text:p>
          </table:table-cell>
          <table:table-cell office:value-type="float" office:value="220.75">
            <text:p>220.75</text:p>
          </table:table-cell>
          <table:table-cell office:value-type="float" office:value="0.0601777777777778">
            <text:p>0.0601777778</text:p>
          </table:table-cell>
          <table:table-cell office:value-type="float" office:value="0.0606124161073826">
            <text:p>0.0606124161</text:p>
          </table:table-cell>
          <table:table-cell office:value-type="float" office:value="0.00697340156684357">
            <text:p>0.0069734016</text:p>
          </table:table-cell>
          <table:table-cell office:value-type="float" office:value="1.21772009750123">
            <text:p>1.2177200975</text:p>
          </table:table-cell>
          <table:table-cell office:value-type="float" office:value="1.21934423174913">
            <text:p>1.2193442317</text:p>
          </table:table-cell>
          <table:table-cell office:value-type="float" office:value="1.0245022170096">
            <text:p>1.024502217</text:p>
          </table:table-cell>
          <table:table-cell office:value-type="float" office:value="11.8615229915078">
            <text:p>11.8615229915</text:p>
          </table:table-cell>
          <table:table-cell office:value-type="float" office:value="11.7789039424202">
            <text:p>11.77890394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558">
            <text:p>558</text:p>
          </table:table-cell>
          <table:table-cell office:value-type="float" office:value="12718">
            <text:p>12718</text:p>
          </table:table-cell>
          <table:table-cell office:value-type="float" office:value="20295">
            <text:p>20295</text:p>
          </table:table-cell>
          <table:table-cell office:value-type="float" office:value="31934">
            <text:p>31934</text:p>
          </table:table-cell>
          <table:table-cell office:value-type="float" office:value="700.75">
            <text:p>700.75</text:p>
          </table:table-cell>
          <table:table-cell office:value-type="float" office:value="977.875">
            <text:p>977.875</text:p>
          </table:table-cell>
          <table:table-cell office:value-type="float" office:value="15.625">
            <text:p>15.625</text:p>
          </table:table-cell>
          <table:table-cell office:value-type="float" office:value="0.0550990721811606">
            <text:p>0.0550990722</text:p>
          </table:table-cell>
          <table:table-cell office:value-type="float" office:value="0.0481830500123183">
            <text:p>0.04818305</text:p>
          </table:table-cell>
          <table:table-cell office:value-type="float" office:value="0.000489290411473664">
            <text:p>0.0004892904</text:p>
          </table:table-cell>
          <table:table-cell office:value-type="float" office:value="1.1987971318343">
            <text:p>1.1987971318</text:p>
          </table:table-cell>
          <table:table-cell office:value-type="float" office:value="1.17319102340775">
            <text:p>1.1731910234</text:p>
          </table:table-cell>
          <table:table-cell office:value-type="float" office:value="1.00171298567417">
            <text:p>1.0017129857</text:p>
          </table:table-cell>
          <table:table-cell office:value-type="float" office:value="12.9234911513025">
            <text:p>12.9234911513</text:p>
          </table:table-cell>
          <table:table-cell office:value-type="float" office:value="14.7295612698741">
            <text:p>14.7295612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521">
            <text:p>521</text:p>
          </table:table-cell>
          <table:table-cell office:value-type="float" office:value="13534">
            <text:p>13534</text:p>
          </table:table-cell>
          <table:table-cell office:value-type="float" office:value="21298">
            <text:p>21298</text:p>
          </table:table-cell>
          <table:table-cell office:value-type="float" office:value="30503">
            <text:p>30503</text:p>
          </table:table-cell>
          <table:table-cell office:value-type="float" office:value="756.5">
            <text:p>756.5</text:p>
          </table:table-cell>
          <table:table-cell office:value-type="float" office:value="700.25">
            <text:p>700.25</text:p>
          </table:table-cell>
          <table:table-cell office:value-type="float" office:value="-58.875">
            <text:p>-58.875</text:p>
          </table:table-cell>
          <table:table-cell office:value-type="float" office:value="0.0558962612679178">
            <text:p>0.0558962613</text:p>
          </table:table-cell>
          <table:table-cell office:value-type="float" office:value="0.0328786740539018">
            <text:p>0.0328786741</text:p>
          </table:table-cell>
          <table:table-cell office:value-type="float" office:value="-0.00193013801921123">
            <text:p>-0.001930138</text:p>
          </table:table-cell>
          <table:table-cell office:value-type="float" office:value="1.20176072280423">
            <text:p>1.2017607228</text:p>
          </table:table-cell>
          <table:table-cell office:value-type="float" office:value="1.11719413331544">
            <text:p>1.1171941333</text:p>
          </table:table-cell>
          <table:table-cell office:value-type="float" office:value="0.993251818780996">
            <text:p>0.9932518188</text:p>
          </table:table-cell>
          <table:table-cell office:value-type="float" office:value="12.7440321139834">
            <text:p>12.744032114</text:p>
          </table:table-cell>
          <table:table-cell office:value-type="float" office:value="21.4266738281047">
            <text:p>21.4266738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14485">
            <text:p>14485</text:p>
          </table:table-cell>
          <table:table-cell office:value-type="float" office:value="21622">
            <text:p>21622</text:p>
          </table:table-cell>
          <table:table-cell office:value-type="float" office:value="30163">
            <text:p>30163</text:p>
          </table:table-cell>
          <table:table-cell office:value-type="float" office:value="838.5">
            <text:p>838.5</text:p>
          </table:table-cell>
          <table:table-cell office:value-type="float" office:value="-19.25">
            <text:p>-19.25</text:p>
          </table:table-cell>
          <table:table-cell office:value-type="float" office:value="582.5">
            <text:p>582.5</text:p>
          </table:table-cell>
          <table:table-cell office:value-type="float" office:value="0.057887469796341">
            <text:p>0.0578874698</text:p>
          </table:table-cell>
          <table:table-cell office:value-type="float" office:value="-0.000890296919803903">
            <text:p>-0.0008902969</text:p>
          </table:table-cell>
          <table:table-cell office:value-type="float" office:value="0.0193117395484534">
            <text:p>0.0193117395</text:p>
          </table:table-cell>
          <table:table-cell office:value-type="float" office:value="1.20917402423966">
            <text:p>1.2091740242</text:p>
          </table:table-cell>
          <table:table-cell office:value-type="float" office:value="0.996885514332753">
            <text:p>0.9968855143</text:p>
          </table:table-cell>
          <table:table-cell office:value-type="float" office:value="1.06832205725699">
            <text:p>1.0683220573</text:p>
          </table:table-cell>
          <table:table-cell office:value-type="float" office:value="12.3173684622345">
            <text:p>12.31736846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847">
            <text:p>847</text:p>
          </table:table-cell>
          <table:table-cell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338">
            <text:p>15338</text:p>
          </table:table-cell>
          <table:table-cell office:value-type="float" office:value="20878">
            <text:p>20878</text:p>
          </table:table-cell>
          <table:table-cell office:value-type="float" office:value="31643">
            <text:p>31643</text:p>
          </table:table-cell>
          <table:table-cell office:value-type="float" office:value="928.875">
            <text:p>928.875</text:p>
          </table:table-cell>
          <table:table-cell office:value-type="float" office:value="85">
            <text:p>85</text:p>
          </table:table-cell>
          <table:table-cell office:value-type="float" office:value="216.25">
            <text:p>216.25</text:p>
          </table:table-cell>
          <table:table-cell office:value-type="float" office:value="0.0605603729299778">
            <text:p>0.0605603729</text:p>
          </table:table-cell>
          <table:table-cell office:value-type="float" office:value="0.00407127119455887">
            <text:p>0.0040712712</text:p>
          </table:table-cell>
          <table:table-cell office:value-type="float" office:value="0.00683405492525993">
            <text:p>0.0068340549</text:p>
          </table:table-cell>
          <table:table-cell office:value-type="float" office:value="1.21914972044298">
            <text:p>1.2191497204</text:p>
          </table:table-cell>
          <table:table-cell office:value-type="float" office:value="1.01428193666927">
            <text:p>1.0142819367</text:p>
          </table:table-cell>
          <table:table-cell office:value-type="float" office:value="1.02401073267958">
            <text:p>1.0240107327</text:p>
          </table:table-cell>
          <table:table-cell office:value-type="float" office:value="11.7887341875281">
            <text:p>11.78873418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6068">
            <text:p>16068</text:p>
          </table:table-cell>
          <table:table-cell office:value-type="float" office:value="20554">
            <text:p>20554</text:p>
          </table:table-cell>
          <table:table-cell office:value-type="float" office:value="32126">
            <text:p>32126</text:p>
          </table:table-cell>
          <table:table-cell office:value-type="float" office:value="762.25">
            <text:p>762.25</text:p>
          </table:table-cell>
          <table:table-cell office:value-type="float" office:value="990.375">
            <text:p>990.375</text:p>
          </table:table-cell>
          <table:table-cell office:value-type="float" office:value="-44.25">
            <text:p>-44.25</text:p>
          </table:table-cell>
          <table:table-cell office:value-type="float" office:value="0.0474390092108539">
            <text:p>0.0474390092</text:p>
          </table:table-cell>
          <table:table-cell office:value-type="float" office:value="0.0481840517660796">
            <text:p>0.0481840518</text:p>
          </table:table-cell>
          <table:table-cell office:value-type="float" office:value="-0.00137738903069165">
            <text:p>-0.001377389</text:p>
          </table:table-cell>
          <table:table-cell office:value-type="float" office:value="1.17044743304401">
            <text:p>1.170447433</text:p>
          </table:table-cell>
          <table:table-cell office:value-type="float" office:value="1.17319471875669">
            <text:p>1.1731947188</text:p>
          </table:table-cell>
          <table:table-cell office:value-type="float" office:value="0.995182856905641">
            <text:p>0.9951828569</text:p>
          </table:table-cell>
          <table:table-cell office:value-type="float" office:value="14.9552299293988">
            <text:p>14.9552299294</text:p>
          </table:table-cell>
          <table:table-cell office:value-type="float" office:value="14.7292621336667">
            <text:p>14.72926213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16592">
            <text:p>16592</text:p>
          </table:table-cell>
          <table:table-cell office:value-type="float" office:value="21329">
            <text:p>21329</text:p>
          </table:table-cell>
          <table:table-cell office:value-type="float" office:value="30581">
            <text:p>30581</text:p>
          </table:table-cell>
          <table:table-cell office:value-type="float" office:value="14.25">
            <text:p>14.25</text:p>
          </table:table-cell>
          <table:table-cell office:value-type="float" office:value="583.25">
            <text:p>583.25</text:p>
          </table:table-cell>
          <table:table-cell office:value-type="float" office:value="-204.25">
            <text:p>-204.25</text:p>
          </table:table-cell>
          <table:table-cell office:value-type="float" office:value="0.000858847637415622">
            <text:p>0.0008588476</text:p>
          </table:table-cell>
          <table:table-cell office:value-type="float" office:value="0.0273453982840264">
            <text:p>0.0273453983</text:p>
          </table:table-cell>
          <table:table-cell office:value-type="float" office:value="-0.00667898368267879">
            <text:p>-0.0066789837</text:p>
          </table:table-cell>
          <table:table-cell office:value-type="float" office:value="1.00300741246471">
            <text:p>1.0030074125</text:p>
          </table:table-cell>
          <table:table-cell office:value-type="float" office:value="1.09717452477642">
            <text:p>1.0971745248</text:p>
          </table:table-cell>
          <table:table-cell office:value-type="float" office:value="0.97671099040377">
            <text:p>0.9767109904</text:p>
          </table:table-cell>
          <table:table-cell office:value-type="float" office:value="0">
            <text:p>0</text:p>
          </table:table-cell>
          <table:table-cell office:value-type="float" office:value="25.6928699197837">
            <text:p>25.6928699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7224">
            <text:p>17224</text:p>
          </table:table-cell>
          <table:table-cell office:value-type="float" office:value="22144">
            <text:p>22144</text:p>
          </table:table-cell>
          <table:table-cell office:value-type="float" office:value="30163">
            <text:p>30163</text:p>
          </table:table-cell>
          <table:table-cell office:value-type="float" office:value="48.125">
            <text:p>48.125</text:p>
          </table:table-cell>
          <table:table-cell office:value-type="float" office:value="272.25">
            <text:p>272.25</text:p>
          </table:table-cell>
          <table:table-cell office:value-type="float" office:value="582.5">
            <text:p>582.5</text:p>
          </table:table-cell>
          <table:table-cell office:value-type="float" office:value="0.0027940664189503">
            <text:p>0.0027940664</text:p>
          </table:table-cell>
          <table:table-cell office:value-type="float" office:value="0.012294526734104">
            <text:p>0.0122945267</text:p>
          </table:table-cell>
          <table:table-cell office:value-type="float" office:value="0.0193117395484534">
            <text:p>0.0193117395</text:p>
          </table:table-cell>
          <table:table-cell office:value-type="float" office:value="1.00979453380835">
            <text:p>1.0097945338</text:p>
          </table:table-cell>
          <table:table-cell office:value-type="float" office:value="1.04332710812909">
            <text:p>1.0433271081</text:p>
          </table:table-cell>
          <table:table-cell office:value-type="float" office:value="1.06832205725699">
            <text:p>1.06832205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6536">
            <text:p>16536</text:p>
          </table:table-cell>
          <table:table-cell office:value-type="float" office:value="23338">
            <text:p>23338</text:p>
          </table:table-cell>
          <table:table-cell office:value-type="float" office:value="31753">
            <text:p>31753</text:p>
          </table:table-cell>
          <table:table-cell office:value-type="float" office:value="-67.25">
            <text:p>-67.25</text:p>
          </table:table-cell>
          <table:table-cell office:value-type="float" office:value="188.125">
            <text:p>188.125</text:p>
          </table:table-cell>
          <table:table-cell office:value-type="float" office:value="99.375">
            <text:p>99.375</text:p>
          </table:table-cell>
          <table:table-cell office:value-type="float" office:value="-0.00406688437348815">
            <text:p>-0.0040668844</text:p>
          </table:table-cell>
          <table:table-cell office:value-type="float" office:value="0.00806088782243551">
            <text:p>0.0080608878</text:p>
          </table:table-cell>
          <table:table-cell office:value-type="float" office:value="0.00312962554719239">
            <text:p>0.0031296255</text:p>
          </table:table-cell>
          <table:table-cell office:value-type="float" office:value="0.985798322207866">
            <text:p>0.9857983222</text:p>
          </table:table-cell>
          <table:table-cell office:value-type="float" office:value="1.028340464087">
            <text:p>1.0283404641</text:p>
          </table:table-cell>
          <table:table-cell office:value-type="float" office:value="1.01097288674506">
            <text:p>1.01097288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5550">
            <text:p>15550</text:p>
          </table:table-cell>
          <table:table-cell office:value-type="float" office:value="23298">
            <text:p>23298</text:p>
          </table:table-cell>
          <table:table-cell office:value-type="float" office:value="32451">
            <text:p>32451</text:p>
          </table:table-cell>
          <table:table-cell office:value-type="float" office:value="-182.5">
            <text:p>-182.5</text:p>
          </table:table-cell>
          <table:table-cell office:value-type="float" office:value="-46.25">
            <text:p>-46.25</text:p>
          </table:table-cell>
          <table:table-cell office:value-type="float" office:value="309">
            <text:p>309</text:p>
          </table:table-cell>
          <table:table-cell office:value-type="float" office:value="-0.0117363344051447">
            <text:p>-0.0117363344</text:p>
          </table:table-cell>
          <table:table-cell office:value-type="float" office:value="-0.00198514893982316">
            <text:p>-0.0019851489</text:p>
          </table:table-cell>
          <table:table-cell office:value-type="float" office:value="0.00952204862716095">
            <text:p>0.0095220486</text:p>
          </table:table-cell>
          <table:table-cell office:value-type="float" office:value="0.959192803010722">
            <text:p>0.959192803</text:p>
          </table:table-cell>
          <table:table-cell office:value-type="float" office:value="0.993059702710593">
            <text:p>0.9930597027</text:p>
          </table:table-cell>
          <table:table-cell office:value-type="float" office:value="1.03350488223878">
            <text:p>1.03350488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510">
            <text:p>510</text:p>
          </table:table-cell>
          <table:table-cell office:value-type="float" office:value="15618">
            <text:p>15618</text:p>
          </table:table-cell>
          <table:table-cell office:value-type="float" office:value="21719">
            <text:p>21719</text:p>
          </table:table-cell>
          <table:table-cell office:value-type="float" office:value="30665">
            <text:p>30665</text:p>
          </table:table-cell>
          <table:table-cell office:value-type="float" office:value="-185.5">
            <text:p>-185.5</text:p>
          </table:table-cell>
          <table:table-cell office:value-type="float" office:value="99.375">
            <text:p>99.375</text:p>
          </table:table-cell>
          <table:table-cell office:value-type="float" office:value="-43.5">
            <text:p>-43.5</text:p>
          </table:table-cell>
          <table:table-cell office:value-type="float" office:value="-0.0118773210398258">
            <text:p>-0.011877321</text:p>
          </table:table-cell>
          <table:table-cell office:value-type="float" office:value="0.00457548690087021">
            <text:p>0.0045754869</text:p>
          </table:table-cell>
          <table:table-cell office:value-type="float" office:value="-0.00141855535626936">
            <text:p>-0.0014185554</text:p>
          </table:table-cell>
          <table:table-cell office:value-type="float" office:value="0.958705875040572">
            <text:p>0.958705875</text:p>
          </table:table-cell>
          <table:table-cell office:value-type="float" office:value="1.01605523691059">
            <text:p>1.0160552369</text:p>
          </table:table-cell>
          <table:table-cell office:value-type="float" office:value="0.995039000359683">
            <text:p>0.99503900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8">
            <text:p>518</text:p>
          </table:table-cell>
          <table:table-cell office:value-type="float" office:value="16000">
            <text:p>16000</text:p>
          </table:table-cell>
          <table:table-cell office:value-type="float" office:value="21635">
            <text:p>21635</text:p>
          </table:table-cell>
          <table:table-cell office:value-type="float" office:value="29947">
            <text:p>29947</text:p>
          </table:table-cell>
          <table:table-cell office:value-type="float" office:value="95.875">
            <text:p>95.875</text:p>
          </table:table-cell>
          <table:table-cell office:value-type="float" office:value="-13.375">
            <text:p>-13.375</text:p>
          </table:table-cell>
          <table:table-cell office:value-type="float" office:value="-264.375">
            <text:p>-264.375</text:p>
          </table:table-cell>
          <table:table-cell office:value-type="float" office:value="0.0059921875">
            <text:p>0.0059921875</text:p>
          </table:table-cell>
          <table:table-cell office:value-type="float" office:value="-0.000618211231800324">
            <text:p>-0.0006182112</text:p>
          </table:table-cell>
          <table:table-cell office:value-type="float" office:value="-0.00882809630346946">
            <text:p>-0.0088280963</text:p>
          </table:table-cell>
          <table:table-cell office:value-type="float" office:value="1.02104303261963">
            <text:p>1.0210430326</text:p>
          </table:table-cell>
          <table:table-cell office:value-type="float" office:value="0.997837009771548">
            <text:p>0.9978370098</text:p>
          </table:table-cell>
          <table:table-cell office:value-type="float" office:value="0.96925441609517">
            <text:p>0.96925441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410">
            <text:p>21410</text:p>
          </table:table-cell>
          <table:table-cell office:value-type="float" office:value="31976">
            <text:p>31976</text:p>
          </table:table-cell>
          <table:table-cell office:value-type="float" office:value="-138.75">
            <text:p>-138.75</text:p>
          </table:table-cell>
          <table:table-cell office:value-type="float" office:value="140">
            <text:p>140</text:p>
          </table:table-cell>
          <table:table-cell office:value-type="float" office:value="75.5">
            <text:p>75.5</text:p>
          </table:table-cell>
          <table:table-cell office:value-type="float" office:value="-0.00869415376903315">
            <text:p>-0.0086941538</text:p>
          </table:table-cell>
          <table:table-cell office:value-type="float" office:value="0.00653900046707146">
            <text:p>0.0065390005</text:p>
          </table:table-cell>
          <table:table-cell office:value-type="float" office:value="0.00236114585939455">
            <text:p>0.0023611459</text:p>
          </table:table-cell>
          <table:table-cell office:value-type="float" office:value="0.969718614895513">
            <text:p>0.9697186149</text:p>
          </table:table-cell>
          <table:table-cell office:value-type="float" office:value="1.02297030834788">
            <text:p>1.0229703083</text:p>
          </table:table-cell>
          <table:table-cell office:value-type="float" office:value="1.00827493752703">
            <text:p>1.00827493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5172">
            <text:p>15172</text:p>
          </table:table-cell>
          <table:table-cell office:value-type="float" office:value="21270">
            <text:p>21270</text:p>
          </table:table-cell>
          <table:table-cell office:value-type="float" office:value="32488">
            <text:p>32488</text:p>
          </table:table-cell>
          <table:table-cell office:value-type="float" office:value="-70">
            <text:p>-70</text:p>
          </table:table-cell>
          <table:table-cell office:value-type="float" office:value="340.875">
            <text:p>340.875</text:p>
          </table:table-cell>
          <table:table-cell office:value-type="float" office:value="96">
            <text:p>96</text:p>
          </table:table-cell>
          <table:table-cell office:value-type="float" office:value="-0.00461376219351437">
            <text:p>-0.0046137622</text:p>
          </table:table-cell>
          <table:table-cell office:value-type="float" office:value="0.0160260930888575">
            <text:p>0.0160260931</text:p>
          </table:table-cell>
          <table:table-cell office:value-type="float" office:value="0.00295493720758434">
            <text:p>0.0029549372</text:p>
          </table:table-cell>
          <table:table-cell office:value-type="float" office:value="0.983893554453793">
            <text:p>0.9838935545</text:p>
          </table:table-cell>
          <table:table-cell office:value-type="float" office:value="1.056594723704">
            <text:p>1.0565947237</text:p>
          </table:table-cell>
          <table:table-cell office:value-type="float" office:value="1.01035939426819">
            <text:p>1.01035939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9">
            <text:p>579</text:p>
          </table:table-cell>
          <table:table-cell office:value-type="float" office:value="15394">
            <text:p>15394</text:p>
          </table:table-cell>
          <table:table-cell office:value-type="float" office:value="21300">
            <text:p>21300</text:p>
          </table:table-cell>
          <table:table-cell office:value-type="float" office:value="30851">
            <text:p>30851</text:p>
          </table:table-cell>
          <table:table-cell office:value-type="float" office:value="-51.75">
            <text:p>-51.75</text:p>
          </table:table-cell>
          <table:table-cell office:value-type="float" office:value="465.75">
            <text:p>465.75</text:p>
          </table:table-cell>
          <table:table-cell office:value-type="float" office:value="385">
            <text:p>385</text:p>
          </table:table-cell>
          <table:table-cell office:value-type="float" office:value="-0.00336169936338833">
            <text:p>-0.0033616994</text:p>
          </table:table-cell>
          <table:table-cell office:value-type="float" office:value="0.0218661971830986">
            <text:p>0.0218661972</text:p>
          </table:table-cell>
          <table:table-cell office:value-type="float" office:value="0.0124793361641438">
            <text:p>0.0124793362</text:p>
          </table:table-cell>
          <table:table-cell office:value-type="float" office:value="0.988256202232456">
            <text:p>0.9882562022</text:p>
          </table:table-cell>
          <table:table-cell office:value-type="float" office:value="1.07746882607618">
            <text:p>1.0774688261</text:p>
          </table:table-cell>
          <table:table-cell office:value-type="float" office:value="1.04398291488345">
            <text:p>1.0439829149</text:p>
          </table:table-cell>
          <table:table-cell office:value-type="float" office:value="0">
            <text:p>0</text:p>
          </table:table-cell>
          <table:table-cell office:value-type="float" office:value="32.0448087558375">
            <text:p>32.0448087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5855">
            <text:p>15855</text:p>
          </table:table-cell>
          <table:table-cell office:value-type="float" office:value="21438">
            <text:p>21438</text:p>
          </table:table-cell>
          <table:table-cell office:value-type="float" office:value="33886">
            <text:p>33886</text:p>
          </table:table-cell>
          <table:table-cell office:value-type="float" office:value="197">
            <text:p>197</text:p>
          </table:table-cell>
          <table:table-cell office:value-type="float" office:value="209.375">
            <text:p>209.375</text:p>
          </table:table-cell>
          <table:table-cell office:value-type="float" office:value="403.625">
            <text:p>403.625</text:p>
          </table:table-cell>
          <table:table-cell office:value-type="float" office:value="0.0124251024913277">
            <text:p>0.0124251025</text:p>
          </table:table-cell>
          <table:table-cell office:value-type="float" office:value="0.00976653605746805">
            <text:p>0.0097665361</text:p>
          </table:table-cell>
          <table:table-cell office:value-type="float" office:value="0.0119112612878475">
            <text:p>0.0119112613</text:p>
          </table:table-cell>
          <table:table-cell office:value-type="float" office:value="1.04379044973661">
            <text:p>1.0437904497</text:p>
          </table:table-cell>
          <table:table-cell office:value-type="float" office:value="1.0343698312452">
            <text:p>1.0343698312</text:p>
          </table:table-cell>
          <table:table-cell office:value-type="float" office:value="1.04196749567258">
            <text:p>1.04196749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15860">
            <text:p>15860</text:p>
          </table:table-cell>
          <table:table-cell office:value-type="float" office:value="22290">
            <text:p>22290</text:p>
          </table:table-cell>
          <table:table-cell office:value-type="float" office:value="34473">
            <text:p>34473</text:p>
          </table:table-cell>
          <table:table-cell office:value-type="float" office:value="167.375">
            <text:p>167.375</text:p>
          </table:table-cell>
          <table:table-cell office:value-type="float" office:value="-61.75">
            <text:p>-61.75</text:p>
          </table:table-cell>
          <table:table-cell office:value-type="float" office:value="-110.75">
            <text:p>-110.75</text:p>
          </table:table-cell>
          <table:table-cell office:value-type="float" office:value="0.0105532786885246">
            <text:p>0.0105532787</text:p>
          </table:table-cell>
          <table:table-cell office:value-type="float" office:value="-0.00277030058322118">
            <text:p>-0.0027703006</text:p>
          </table:table-cell>
          <table:table-cell office:value-type="float" office:value="-0.00321265918254866">
            <text:p>-0.0032126592</text:p>
          </table:table-cell>
          <table:table-cell office:value-type="float" office:value="1.03715476392435">
            <text:p>1.0371547639</text:p>
          </table:table-cell>
          <table:table-cell office:value-type="float" office:value="0.990318990106756">
            <text:p>0.9903189901</text:p>
          </table:table-cell>
          <table:table-cell office:value-type="float" office:value="0.988775922371965">
            <text:p>0.98877592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6180">
            <text:p>16180</text:p>
          </table:table-cell>
          <table:table-cell office:value-type="float" office:value="22662">
            <text:p>22662</text:p>
          </table:table-cell>
          <table:table-cell office:value-type="float" office:value="35432">
            <text:p>35432</text:p>
          </table:table-cell>
          <table:table-cell office:value-type="float" office:value="303.375">
            <text:p>303.375</text:p>
          </table:table-cell>
          <table:table-cell office:value-type="float" office:value="4.25">
            <text:p>4.25</text:p>
          </table:table-cell>
          <table:table-cell office:value-type="float" office:value="-419.5">
            <text:p>-419.5</text:p>
          </table:table-cell>
          <table:table-cell office:value-type="float" office:value="0.01875">
            <text:p>0.01875</text:p>
          </table:table-cell>
          <table:table-cell office:value-type="float" office:value="0.000187538610890477">
            <text:p>0.0001875386</text:p>
          </table:table-cell>
          <table:table-cell office:value-type="float" office:value="-0.0118395800406412">
            <text:p>-0.01183958</text:p>
          </table:table-cell>
          <table:table-cell office:value-type="float" office:value="1.0663140625">
            <text:p>1.0663140625</text:p>
          </table:table-cell>
          <table:table-cell office:value-type="float" office:value="1.00065645407275">
            <text:p>1.0006564541</text:p>
          </table:table-cell>
          <table:table-cell office:value-type="float" office:value="0.958836214142612">
            <text:p>0.95883621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464">
            <text:p>21464</text:p>
          </table:table-cell>
          <table:table-cell office:value-type="float" office:value="34434">
            <text:p>34434</text:p>
          </table:table-cell>
          <table:table-cell office:value-type="float" office:value="146">
            <text:p>146</text:p>
          </table:table-cell>
          <table:table-cell office:value-type="float" office:value="436.25">
            <text:p>436.25</text:p>
          </table:table-cell>
          <table:table-cell office:value-type="float" office:value="-855.375">
            <text:p>-855.375</text:p>
          </table:table-cell>
          <table:table-cell office:value-type="float" office:value="0.00891766430491082">
            <text:p>0.0089176643</text:p>
          </table:table-cell>
          <table:table-cell office:value-type="float" office:value="0.0203247297800969">
            <text:p>0.0203247298</text:p>
          </table:table-cell>
          <table:table-cell office:value-type="float" office:value="-0.0248410001742464">
            <text:p>-0.0248410002</text:p>
          </table:table-cell>
          <table:table-cell office:value-type="float" office:value="1.03136769355103">
            <text:p>1.0313676936</text:p>
          </table:table-cell>
          <table:table-cell office:value-type="float" office:value="1.07194621972598">
            <text:p>1.0719462197</text:p>
          </table:table-cell>
          <table:table-cell office:value-type="float" office:value="0.914265966957865">
            <text:p>0.914265967</text:p>
          </table:table-cell>
          <table:table-cell office:value-type="float" office:value="0">
            <text:p>0</text:p>
          </table:table-cell>
          <table:table-cell office:value-type="float" office:value="34.4490470886802">
            <text:p>34.4490470887</text:p>
          </table:table-cell>
          <table:table-cell office:value-type="float" office:value="-27.5553257788762">
            <text:p>-27.555325778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15689">
            <text:p>15689</text:p>
          </table:table-cell>
          <table:table-cell office:value-type="float" office:value="23128">
            <text:p>23128</text:p>
          </table:table-cell>
          <table:table-cell office:value-type="float" office:value="32985">
            <text:p>32985</text:p>
          </table:table-cell>
          <table:table-cell office:value-type="float" office:value="156.75">
            <text:p>156.75</text:p>
          </table:table-cell>
          <table:table-cell office:value-type="float" office:value="-1105.375">
            <text:p>-1105.375</text:p>
          </table:table-cell>
          <table:table-cell office:value-type="float" office:value="319.25">
            <text:p>319.25</text:p>
          </table:table-cell>
          <table:table-cell office:value-type="float" office:value="0.00999107655044936">
            <text:p>0.0099910766</text:p>
          </table:table-cell>
          <table:table-cell office:value-type="float" office:value="-0.0477937997232791">
            <text:p>-0.0477937997</text:p>
          </table:table-cell>
          <table:table-cell office:value-type="float" office:value="0.00967864180688192">
            <text:p>0.0096786418</text:p>
          </table:table-cell>
          <table:table-cell office:value-type="float" office:value="1.03516441828342">
            <text:p>1.0351644183</text:p>
          </table:table-cell>
          <table:table-cell office:value-type="float" office:value="0.837198825660821">
            <text:p>0.8371988257</text:p>
          </table:table-cell>
          <table:table-cell office:value-type="float" office:value="1.03405885149425">
            <text:p>1.0340588515</text:p>
          </table:table-cell>
          <table:table-cell office:value-type="float" office:value="0">
            <text:p>0</text:p>
          </table:table-cell>
          <table:table-cell office:value-type="float" office:value="-14.1534659427768">
            <text:p>-14.1534659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5834">
            <text:p>15834</text:p>
          </table:table-cell>
          <table:table-cell office:value-type="float" office:value="20698">
            <text:p>20698</text:p>
          </table:table-cell>
          <table:table-cell office:value-type="float" office:value="34221">
            <text:p>34221</text:p>
          </table:table-cell>
          <table:table-cell office:value-type="float" office:value="180">
            <text:p>180</text:p>
          </table:table-cell>
          <table:table-cell office:value-type="float" office:value="244.25">
            <text:p>244.25</text:p>
          </table:table-cell>
          <table:table-cell office:value-type="float" office:value="-38">
            <text:p>-38</text:p>
          </table:table-cell>
          <table:table-cell office:value-type="float" office:value="0.0113679424024252">
            <text:p>0.0113679424</text:p>
          </table:table-cell>
          <table:table-cell office:value-type="float" office:value="0.0118006570683158">
            <text:p>0.0118006571</text:p>
          </table:table-cell>
          <table:table-cell office:value-type="float" office:value="-0.00111042926857777">
            <text:p>-0.0011104293</text:p>
          </table:table-cell>
          <table:table-cell office:value-type="float" office:value="1.04004108943284">
            <text:p>1.0400410894</text:p>
          </table:table-cell>
          <table:table-cell office:value-type="float" office:value="1.0415752405333">
            <text:p>1.0415752405</text:p>
          </table:table-cell>
          <table:table-cell office:value-type="float" office:value="0.996115914344172">
            <text:p>0.99611591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4622">
            <text:p>14622</text:p>
          </table:table-cell>
          <table:table-cell office:value-type="float" office:value="20654">
            <text:p>20654</text:p>
          </table:table-cell>
          <table:table-cell office:value-type="float" office:value="34984">
            <text:p>34984</text:p>
          </table:table-cell>
          <table:table-cell office:value-type="float" office:value="-903.625">
            <text:p>-903.625</text:p>
          </table:table-cell>
          <table:table-cell office:value-type="float" office:value="266.75">
            <text:p>266.75</text:p>
          </table:table-cell>
          <table:table-cell office:value-type="float" office:value="-313.125">
            <text:p>-313.125</text:p>
          </table:table-cell>
          <table:table-cell office:value-type="float" office:value="-0.0617990015045821">
            <text:p>-0.0617990015</text:p>
          </table:table-cell>
          <table:table-cell office:value-type="float" office:value="0.0129151738162099">
            <text:p>0.0129151738</text:p>
          </table:table-cell>
          <table:table-cell office:value-type="float" office:value="-0.008950520237823">
            <text:p>-0.0089505202</text:p>
          </table:table-cell>
          <table:table-cell office:value-type="float" office:value="0.791188963244411">
            <text:p>0.7911889632</text:p>
          </table:table-cell>
          <table:table-cell office:value-type="float" office:value="1.04553003971755">
            <text:p>1.0455300397</text:p>
          </table:table-cell>
          <table:table-cell office:value-type="float" office:value="0.968830198320174">
            <text:p>0.9688301983</text:p>
          </table:table-cell>
          <table:table-cell office:value-type="float" office:value="-10.865896956556">
            <text:p>-10.86589695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2930">
            <text:p>12930</text:p>
          </table:table-cell>
          <table:table-cell office:value-type="float" office:value="21200">
            <text:p>21200</text:p>
          </table:table-cell>
          <table:table-cell office:value-type="float" office:value="33946">
            <text:p>33946</text:p>
          </table:table-cell>
          <table:table-cell office:value-type="float" office:value="-896.25">
            <text:p>-896.25</text:p>
          </table:table-cell>
          <table:table-cell office:value-type="float" office:value="421.875">
            <text:p>421.875</text:p>
          </table:table-cell>
          <table:table-cell office:value-type="float" office:value="-831.625">
            <text:p>-831.625</text:p>
          </table:table-cell>
          <table:table-cell office:value-type="float" office:value="-0.0693155452436195">
            <text:p>-0.0693155452</text:p>
          </table:table-cell>
          <table:table-cell office:value-type="float" office:value="0.0198997641509434">
            <text:p>0.0198997642</text:p>
          </table:table-cell>
          <table:table-cell office:value-type="float" office:value="-0.0244984681553055">
            <text:p>-0.0244984682</text:p>
          </table:table-cell>
          <table:table-cell office:value-type="float" office:value="0.766812695479676">
            <text:p>0.7668126955</text:p>
          </table:table-cell>
          <table:table-cell office:value-type="float" office:value="1.0704253357303">
            <text:p>1.0704253357</text:p>
          </table:table-cell>
          <table:table-cell office:value-type="float" office:value="0.915431704342666">
            <text:p>0.9154317043</text:p>
          </table:table-cell>
          <table:table-cell office:value-type="float" office:value="-9.6491580782436">
            <text:p>-9.6491580782</text:p>
          </table:table-cell>
          <table:table-cell office:value-type="float" office:value="0">
            <text:p>0</text:p>
          </table:table-cell>
          <table:table-cell office:value-type="float" office:value="-27.9454844007123">
            <text:p>-27.945484400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12010">
            <text:p>12010</text:p>
          </table:table-cell>
          <table:table-cell office:value-type="float" office:value="20923">
            <text:p>20923</text:p>
          </table:table-cell>
          <table:table-cell office:value-type="float" office:value="31957">
            <text:p>31957</text:p>
          </table:table-cell>
          <table:table-cell office:value-type="float" office:value="-490.5">
            <text:p>-490.5</text:p>
          </table:table-cell>
          <table:table-cell office:value-type="float" office:value="-841.875">
            <text:p>-841.875</text:p>
          </table:table-cell>
          <table:table-cell office:value-type="float" office:value="291.625">
            <text:p>291.625</text:p>
          </table:table-cell>
          <table:table-cell office:value-type="float" office:value="-0.0408409658617818">
            <text:p>-0.0408409659</text:p>
          </table:table-cell>
          <table:table-cell office:value-type="float" office:value="-0.0402368207236056">
            <text:p>-0.0402368207</text:p>
          </table:table-cell>
          <table:table-cell office:value-type="float" office:value="0.009125543699346">
            <text:p>0.0091255437</text:p>
          </table:table-cell>
          <table:table-cell office:value-type="float" office:value="0.860325869089109">
            <text:p>0.8603258691</text:p>
          </table:table-cell>
          <table:table-cell office:value-type="float" office:value="0.86234437088159">
            <text:p>0.8623443709</text:p>
          </table:table-cell>
          <table:table-cell office:value-type="float" office:value="1.03210262302142">
            <text:p>1.032102623</text:p>
          </table:table-cell>
          <table:table-cell office:value-type="float" office:value="-16.6228785153772">
            <text:p>-16.6228785154</text:p>
          </table:table-cell>
          <table:table-cell office:value-type="float" office:value="-16.8777428470579">
            <text:p>-16.87774284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395">
            <text:p>12395</text:p>
          </table:table-cell>
          <table:table-cell office:value-type="float" office:value="20380">
            <text:p>20380</text:p>
          </table:table-cell>
          <table:table-cell office:value-type="float" office:value="33388">
            <text:p>33388</text:p>
          </table:table-cell>
          <table:table-cell office:value-type="float" office:value="-317.25">
            <text:p>-317.25</text:p>
          </table:table-cell>
          <table:table-cell office:value-type="float" office:value="-1105.25">
            <text:p>-1105.25</text:p>
          </table:table-cell>
          <table:table-cell office:value-type="float" office:value="7.625">
            <text:p>7.625</text:p>
          </table:table-cell>
          <table:table-cell office:value-type="float" office:value="-0.0255949979830577">
            <text:p>-0.025594998</text:p>
          </table:table-cell>
          <table:table-cell office:value-type="float" office:value="-0.0542320902845927">
            <text:p>-0.0542320903</text:p>
          </table:table-cell>
          <table:table-cell office:value-type="float" office:value="0.000228375464238649">
            <text:p>0.0002283755</text:p>
          </table:table-cell>
          <table:table-cell office:value-type="float" office:value="0.911701510745934">
            <text:p>0.9117015107</text:p>
          </table:table-cell>
          <table:table-cell office:value-type="float" office:value="0.815952278452532">
            <text:p>0.8159522785</text:p>
          </table:table-cell>
          <table:table-cell office:value-type="float" office:value="1.00079941634933">
            <text:p>1.0007994163</text:p>
          </table:table-cell>
          <table:table-cell office:value-type="float" office:value="-26.7332819532057">
            <text:p>-26.7332819532</text:p>
          </table:table-cell>
          <table:table-cell office:value-type="float" office:value="-12.4313318892935">
            <text:p>-12.43133188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148">
            <text:p>13148</text:p>
          </table:table-cell>
          <table:table-cell office:value-type="float" office:value="20134">
            <text:p>20134</text:p>
          </table:table-cell>
          <table:table-cell office:value-type="float" office:value="34525">
            <text:p>34525</text:p>
          </table:table-cell>
          <table:table-cell office:value-type="float" office:value="-176.5">
            <text:p>-176.5</text:p>
          </table:table-cell>
          <table:table-cell office:value-type="float" office:value="-187.25">
            <text:p>-187.25</text:p>
          </table:table-cell>
          <table:table-cell office:value-type="float" office:value="-395.875">
            <text:p>-395.875</text:p>
          </table:table-cell>
          <table:table-cell office:value-type="float" office:value="-0.0134240949193794">
            <text:p>-0.0134240949</text:p>
          </table:table-cell>
          <table:table-cell office:value-type="float" office:value="-0.00930018873547234">
            <text:p>-0.0093001887</text:p>
          </table:table-cell>
          <table:table-cell office:value-type="float" office:value="-0.0114663287472846">
            <text:p>-0.0114663287</text:p>
          </table:table-cell>
          <table:table-cell office:value-type="float" office:value="0.953368872178005">
            <text:p>0.9533688722</text:p>
          </table:table-cell>
          <table:table-cell office:value-type="float" office:value="0.967618866706457">
            <text:p>0.9676188667</text:p>
          </table:table-cell>
          <table:table-cell office:value-type="float" office:value="0.960125543706588">
            <text:p>0.96012554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2402">
            <text:p>12402</text:p>
          </table:table-cell>
          <table:table-cell office:value-type="float" office:value="19310">
            <text:p>19310</text:p>
          </table:table-cell>
          <table:table-cell office:value-type="float" office:value="32966">
            <text:p>32966</text:p>
          </table:table-cell>
          <table:table-cell office:value-type="float" office:value="-815.25">
            <text:p>-815.25</text:p>
          </table:table-cell>
          <table:table-cell office:value-type="float" office:value="-544">
            <text:p>-544</text:p>
          </table:table-cell>
          <table:table-cell office:value-type="float" office:value="-915.875">
            <text:p>-915.875</text:p>
          </table:table-cell>
          <table:table-cell office:value-type="float" office:value="-0.0657353652636671">
            <text:p>-0.0657353653</text:p>
          </table:table-cell>
          <table:table-cell office:value-type="float" office:value="-0.0281719316416365">
            <text:p>-0.0281719316</text:p>
          </table:table-cell>
          <table:table-cell office:value-type="float" office:value="-0.0277824121822484">
            <text:p>-0.0277824122</text:p>
          </table:table-cell>
          <table:table-cell office:value-type="float" office:value="0.778395652540007">
            <text:p>0.7783956525</text:p>
          </table:table-cell>
          <table:table-cell office:value-type="float" office:value="0.902953808409818">
            <text:p>0.9029538084</text:p>
          </table:table-cell>
          <table:table-cell office:value-type="float" office:value="0.904274407718393">
            <text:p>0.9042744077</text:p>
          </table:table-cell>
          <table:table-cell office:value-type="float" office:value="-10.1940085907213">
            <text:p>-10.1940085907</text:p>
          </table:table-cell>
          <table:table-cell office:value-type="float" office:value="-24.2559523707183">
            <text:p>-24.2559523707</text:p>
          </table:table-cell>
          <table:table-cell office:value-type="float" office:value="-24.6009349644557">
            <text:p>-24.600934964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709">
            <text:p>11709</text:p>
          </table:table-cell>
          <table:table-cell office:value-type="float" office:value="18155">
            <text:p>18155</text:p>
          </table:table-cell>
          <table:table-cell office:value-type="float" office:value="30391">
            <text:p>30391</text:p>
          </table:table-cell>
          <table:table-cell office:value-type="float" office:value="-496.375">
            <text:p>-496.375</text:p>
          </table:table-cell>
          <table:table-cell office:value-type="float" office:value="-905.875">
            <text:p>-905.875</text:p>
          </table:table-cell>
          <table:table-cell office:value-type="float" office:value="-1483.25">
            <text:p>-1483.25</text:p>
          </table:table-cell>
          <table:table-cell office:value-type="float" office:value="-0.0423926039798446">
            <text:p>-0.042392604</text:p>
          </table:table-cell>
          <table:table-cell office:value-type="float" office:value="-0.0498967226659323">
            <text:p>-0.0498967227</text:p>
          </table:table-cell>
          <table:table-cell office:value-type="float" office:value="-0.0488055674377283">
            <text:p>-0.0488055674</text:p>
          </table:table-cell>
          <table:table-cell office:value-type="float" office:value="0.85514826650004">
            <text:p>0.8551482665</text:p>
          </table:table-cell>
          <table:table-cell office:value-type="float" office:value="0.830241249217527">
            <text:p>0.8302412492</text:p>
          </table:table-cell>
          <table:table-cell office:value-type="float" office:value="0.833849201457272">
            <text:p>0.8338492015</text:p>
          </table:table-cell>
          <table:table-cell office:value-type="float" office:value="-16.0015873577172">
            <text:p>-16.0015873577</text:p>
          </table:table-cell>
          <table:table-cell office:value-type="float" office:value="-13.5421074379137">
            <text:p>-13.5421074379</text:p>
          </table:table-cell>
          <table:table-cell office:value-type="float" office:value="-13.8527516735385">
            <text:p>-13.852751673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7898">
            <text:p>17898</text:p>
          </table:table-cell>
          <table:table-cell office:value-type="float" office:value="27496">
            <text:p>27496</text:p>
          </table:table-cell>
          <table:table-cell office:value-type="float" office:value="-302.75">
            <text:p>-302.75</text:p>
          </table:table-cell>
          <table:table-cell office:value-type="float" office:value="-131.875">
            <text:p>-131.875</text:p>
          </table:table-cell>
          <table:table-cell office:value-type="float" office:value="-1529.125">
            <text:p>-1529.125</text:p>
          </table:table-cell>
          <table:table-cell office:value-type="float" office:value="-0.0250870069605568">
            <text:p>-0.025087007</text:p>
          </table:table-cell>
          <table:table-cell office:value-type="float" office:value="-0.00736814169180914">
            <text:p>-0.0073681417</text:p>
          </table:table-cell>
          <table:table-cell office:value-type="float" office:value="-0.0556126345650276">
            <text:p>-0.0556126346</text:p>
          </table:table-cell>
          <table:table-cell office:value-type="float" office:value="0.9134290171578">
            <text:p>0.9134290172</text:p>
          </table:table-cell>
          <table:table-cell office:value-type="float" office:value="0.97431791152217">
            <text:p>0.9743179115</text:p>
          </table:table-cell>
          <table:table-cell office:value-type="float" office:value="0.811417598663999">
            <text:p>0.8114175987</text:p>
          </table:table-cell>
          <table:table-cell office:value-type="float" office:value="-27.2816869327216">
            <text:p>-27.2816869327</text:p>
          </table:table-cell>
          <table:table-cell office:value-type="float" office:value="0">
            <text:p>0</text:p>
          </table:table-cell>
          <table:table-cell office:value-type="float" office:value="-12.1139651203568">
            <text:p>-12.113965120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2710">
            <text:p>12710</text:p>
          </table:table-cell>
          <table:table-cell office:value-type="float" office:value="17185">
            <text:p>17185</text:p>
          </table:table-cell>
          <table:table-cell office:value-type="float" office:value="24868">
            <text:p>24868</text:p>
          </table:table-cell>
          <table:table-cell office:value-type="float" office:value="-166">
            <text:p>-166</text:p>
          </table:table-cell>
          <table:table-cell office:value-type="float" office:value="-247.875">
            <text:p>-247.875</text:p>
          </table:table-cell>
          <table:table-cell office:value-type="float" office:value="-1559.125">
            <text:p>-1559.125</text:p>
          </table:table-cell>
          <table:table-cell office:value-type="float" office:value="-0.0130605822187254">
            <text:p>-0.0130605822</text:p>
          </table:table-cell>
          <table:table-cell office:value-type="float" office:value="-0.0144239162059936">
            <text:p>-0.0144239162</text:p>
          </table:table-cell>
          <table:table-cell office:value-type="float" office:value="-0.062696035065144">
            <text:p>-0.0626960351</text:p>
          </table:table-cell>
          <table:table-cell office:value-type="float" office:value="0.95462229669793">
            <text:p>0.9546222967</text:p>
          </table:table-cell>
          <table:table-cell office:value-type="float" office:value="0.949924070022109">
            <text:p>0.94992407</text:p>
          </table:table-cell>
          <table:table-cell office:value-type="float" office:value="0.78826823118526">
            <text:p>0.788268231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053647800557">
            <text:p>-10.705364780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897">
            <text:p>897</text:p>
          </table:table-cell>
          <table:table-cell office:value-type="float" office:value="12066">
            <text:p>12066</text:p>
          </table:table-cell>
          <table:table-cell office:value-type="float" office:value="15885">
            <text:p>15885</text:p>
          </table:table-cell>
          <table:table-cell office:value-type="float" office:value="22605">
            <text:p>22605</text:p>
          </table:table-cell>
          <table:table-cell office:value-type="float" office:value="-808.75">
            <text:p>-808.75</text:p>
          </table:table-cell>
          <table:table-cell office:value-type="float" office:value="-88.5">
            <text:p>-88.5</text:p>
          </table:table-cell>
          <table:table-cell office:value-type="float" office:value="-162.25">
            <text:p>-162.25</text:p>
          </table:table-cell>
          <table:table-cell office:value-type="float" office:value="-0.0670271838223106">
            <text:p>-0.0670271838</text:p>
          </table:table-cell>
          <table:table-cell office:value-type="float" office:value="-0.00557129367327668">
            <text:p>-0.0055712937</text:p>
          </table:table-cell>
          <table:table-cell office:value-type="float" office:value="-0.00717761557177616">
            <text:p>-0.0071776156</text:p>
          </table:table-cell>
          <table:table-cell office:value-type="float" office:value="0.774210437629366">
            <text:p>0.7742104376</text:p>
          </table:table-cell>
          <table:table-cell office:value-type="float" office:value="0.980561309197392">
            <text:p>0.9805613092</text:p>
          </table:table-cell>
          <table:table-cell office:value-type="float" office:value="0.974979321102764">
            <text:p>0.9749793211</text:p>
          </table:table-cell>
          <table:table-cell office:value-type="float" office:value="-9.99070378162585">
            <text:p>-9.99070378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511">
            <text:p>11511</text:p>
          </table:table-cell>
          <table:table-cell office:value-type="float" office:value="15962">
            <text:p>15962</text:p>
          </table:table-cell>
          <table:table-cell office:value-type="float" office:value="23931">
            <text:p>23931</text:p>
          </table:table-cell>
          <table:table-cell office:value-type="float" office:value="-543.75">
            <text:p>-543.75</text:p>
          </table:table-cell>
          <table:table-cell office:value-type="float" office:value="-107.125">
            <text:p>-107.125</text:p>
          </table:table-cell>
          <table:table-cell office:value-type="float" office:value="18.625">
            <text:p>18.625</text:p>
          </table:table-cell>
          <table:table-cell office:value-type="float" office:value="-0.0472374250716706">
            <text:p>-0.0472374251</text:p>
          </table:table-cell>
          <table:table-cell office:value-type="float" office:value="-0.00671125172284175">
            <text:p>-0.0067112517</text:p>
          </table:table-cell>
          <table:table-cell office:value-type="float" office:value="0.000778279219422506">
            <text:p>0.0007782792</text:p>
          </table:table-cell>
          <table:table-cell office:value-type="float" office:value="0.83904250593086">
            <text:p>0.8390425059</text:p>
          </table:table-cell>
          <table:table-cell office:value-type="float" office:value="0.976598899133441">
            <text:p>0.9765988991</text:p>
          </table:table-cell>
          <table:table-cell office:value-type="float" office:value="1.00272516447632">
            <text:p>1.0027251645</text:p>
          </table:table-cell>
          <table:table-cell office:value-type="float" office:value="-14.3243182255008">
            <text:p>-14.3243182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1570">
            <text:p>11570</text:p>
          </table:table-cell>
          <table:table-cell office:value-type="float" office:value="15540">
            <text:p>15540</text:p>
          </table:table-cell>
          <table:table-cell office:value-type="float" office:value="24067">
            <text:p>24067</text:p>
          </table:table-cell>
          <table:table-cell office:value-type="float" office:value="-264.625">
            <text:p>-264.625</text:p>
          </table:table-cell>
          <table:table-cell office:value-type="float" office:value="-325.75">
            <text:p>-325.75</text:p>
          </table:table-cell>
          <table:table-cell office:value-type="float" office:value="-137">
            <text:p>-137</text:p>
          </table:table-cell>
          <table:table-cell office:value-type="float" office:value="-0.022871650821089">
            <text:p>-0.0228716508</text:p>
          </table:table-cell>
          <table:table-cell office:value-type="float" office:value="-0.0209620334620335">
            <text:p>-0.0209620335</text:p>
          </table:table-cell>
          <table:table-cell office:value-type="float" office:value="-0.00569244193293722">
            <text:p>-0.0056924419</text:p>
          </table:table-cell>
          <table:table-cell office:value-type="float" office:value="0.920974522452301">
            <text:p>0.9209745225</text:p>
          </table:table-cell>
          <table:table-cell office:value-type="float" office:value="0.927494120302735">
            <text:p>0.9274941203</text:p>
          </table:table-cell>
          <table:table-cell office:value-type="float" office:value="0.980139964869233">
            <text:p>0.9801399649</text:p>
          </table:table-cell>
          <table:table-cell office:value-type="float" office:value="-29.9580432119422">
            <text:p>-29.9580432119</text:p>
          </table:table-cell>
          <table:table-cell office:value-type="float" office:value="-32.7189937877778">
            <text:p>-32.71899378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2382">
            <text:p>12382</text:p>
          </table:table-cell>
          <table:table-cell office:value-type="float" office:value="16156">
            <text:p>16156</text:p>
          </table:table-cell>
          <table:table-cell office:value-type="float" office:value="22957">
            <text:p>22957</text:p>
          </table:table-cell>
          <table:table-cell office:value-type="float" office:value="-219.25">
            <text:p>-219.25</text:p>
          </table:table-cell>
          <table:table-cell office:value-type="float" office:value="-148.625">
            <text:p>-148.625</text:p>
          </table:table-cell>
          <table:table-cell office:value-type="float" office:value="-216.875">
            <text:p>-216.875</text:p>
          </table:table-cell>
          <table:table-cell office:value-type="float" office:value="-0.0177071555483767">
            <text:p>-0.0177071555</text:p>
          </table:table-cell>
          <table:table-cell office:value-type="float" office:value="-0.00919936865560782">
            <text:p>-0.0091993687</text:p>
          </table:table-cell>
          <table:table-cell office:value-type="float" office:value="-0.00944700962669338">
            <text:p>-0.0094470096</text:p>
          </table:table-cell>
          <table:table-cell office:value-type="float" office:value="0.938639500561606">
            <text:p>0.9386395006</text:p>
          </table:table-cell>
          <table:table-cell office:value-type="float" office:value="0.96796808133735">
            <text:p>0.9679680813</text:p>
          </table:table-cell>
          <table:table-cell office:value-type="float" office:value="0.967110388448711">
            <text:p>0.9671103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832">
            <text:p>832</text:p>
          </table:table-cell>
          <table:table-cell office:value-type="float" office:value="11732">
            <text:p>11732</text:p>
          </table:table-cell>
          <table:table-cell office:value-type="float" office:value="15852">
            <text:p>15852</text:p>
          </table:table-cell>
          <table:table-cell office:value-type="float" office:value="22611">
            <text:p>22611</text:p>
          </table:table-cell>
          <table:table-cell office:value-type="float" office:value="-53">
            <text:p>-53</text:p>
          </table:table-cell>
          <table:table-cell office:value-type="float" office:value="-451.875">
            <text:p>-451.875</text:p>
          </table:table-cell>
          <table:table-cell office:value-type="float" office:value="-658.25">
            <text:p>-658.25</text:p>
          </table:table-cell>
          <table:table-cell office:value-type="float" office:value="-0.00451755881350153">
            <text:p>-0.0045175588</text:p>
          </table:table-cell>
          <table:table-cell office:value-type="float" office:value="-0.0285058667676003">
            <text:p>-0.0285058668</text:p>
          </table:table-cell>
          <table:table-cell office:value-type="float" office:value="-0.0291119366679935">
            <text:p>-0.0291119367</text:p>
          </table:table-cell>
          <table:table-cell office:value-type="float" office:value="0.984228544494506">
            <text:p>0.9842285445</text:p>
          </table:table-cell>
          <table:table-cell office:value-type="float" office:value="0.901822131816136">
            <text:p>0.9018221318</text:p>
          </table:table-cell>
          <table:table-cell office:value-type="float" office:value="0.899769331180883">
            <text:p>0.8997693312</text:p>
          </table:table-cell>
          <table:table-cell office:value-type="float" office:value="0">
            <text:p>0</text:p>
          </table:table-cell>
          <table:table-cell office:value-type="float" office:value="-23.9677041750349">
            <text:p>-23.967704175</text:p>
          </table:table-cell>
          <table:table-cell office:value-type="float" office:value="-23.4614440170084">
            <text:p>-23.46144401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422">
            <text:p>11422</text:p>
          </table:table-cell>
          <table:table-cell office:value-type="float" office:value="16435">
            <text:p>16435</text:p>
          </table:table-cell>
          <table:table-cell office:value-type="float" office:value="23544">
            <text:p>23544</text:p>
          </table:table-cell>
          <table:table-cell office:value-type="float" office:value="-134.375">
            <text:p>-134.375</text:p>
          </table:table-cell>
          <table:table-cell office:value-type="float" office:value="-663.5">
            <text:p>-663.5</text:p>
          </table:table-cell>
          <table:table-cell office:value-type="float" office:value="66.25">
            <text:p>66.25</text:p>
          </table:table-cell>
          <table:table-cell office:value-type="float" office:value="-0.0117645771318508">
            <text:p>-0.0117645771</text:p>
          </table:table-cell>
          <table:table-cell office:value-type="float" office:value="-0.040371159111652">
            <text:p>-0.0403711591</text:p>
          </table:table-cell>
          <table:table-cell office:value-type="float" office:value="0.00281388039415562">
            <text:p>0.0028138804</text:p>
          </table:table-cell>
          <table:table-cell office:value-type="float" office:value="0.959095254377701">
            <text:p>0.9590952544</text:p>
          </table:table-cell>
          <table:table-cell office:value-type="float" office:value="0.861895410865734">
            <text:p>0.8618954109</text:p>
          </table:table-cell>
          <table:table-cell office:value-type="float" office:value="1.00986410050837">
            <text:p>1.0098641005</text:p>
          </table:table-cell>
          <table:table-cell office:value-type="float" office:value="0">
            <text:p>0</text:p>
          </table:table-cell>
          <table:table-cell office:value-type="float" office:value="-16.8204115238049">
            <text:p>-16.8204115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576">
            <text:p>11576</text:p>
          </table:table-cell>
          <table:table-cell office:value-type="float" office:value="16570">
            <text:p>16570</text:p>
          </table:table-cell>
          <table:table-cell office:value-type="float" office:value="23206">
            <text:p>23206</text:p>
          </table:table-cell>
          <table:table-cell office:value-type="float" office:value="-112.25">
            <text:p>-112.25</text:p>
          </table:table-cell>
          <table:table-cell office:value-type="float" office:value="-110">
            <text:p>-110</text:p>
          </table:table-cell>
          <table:table-cell office:value-type="float" office:value="-104.875">
            <text:p>-104.875</text:p>
          </table:table-cell>
          <table:table-cell office:value-type="float" office:value="-0.00969678645473393">
            <text:p>-0.0096967865</text:p>
          </table:table-cell>
          <table:table-cell office:value-type="float" office:value="-0.00663850331925166">
            <text:p>-0.0066385033</text:p>
          </table:table-cell>
          <table:table-cell office:value-type="float" office:value="-0.00451930535206412">
            <text:p>-0.0045193054</text:p>
          </table:table-cell>
          <table:table-cell office:value-type="float" office:value="0.966245541636827">
            <text:p>0.9662455416</text:p>
          </table:table-cell>
          <table:table-cell office:value-type="float" office:value="0.976851615046206">
            <text:p>0.976851615</text:p>
          </table:table-cell>
          <table:table-cell office:value-type="float" office:value="0.984222462544671">
            <text:p>0.9842224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456">
            <text:p>11456</text:p>
          </table:table-cell>
          <table:table-cell office:value-type="float" office:value="15512">
            <text:p>15512</text:p>
          </table:table-cell>
          <table:table-cell office:value-type="float" office:value="22637">
            <text:p>22637</text:p>
          </table:table-cell>
          <table:table-cell office:value-type="float" office:value="-771.5">
            <text:p>-771.5</text:p>
          </table:table-cell>
          <table:table-cell office:value-type="float" office:value="-210.25">
            <text:p>-210.25</text:p>
          </table:table-cell>
          <table:table-cell office:value-type="float" office:value="-179">
            <text:p>-179</text:p>
          </table:table-cell>
          <table:table-cell office:value-type="float" office:value="-0.0673446229050279">
            <text:p>-0.0673446229</text:p>
          </table:table-cell>
          <table:table-cell office:value-type="float" office:value="-0.0135540226921093">
            <text:p>-0.0135540227</text:p>
          </table:table-cell>
          <table:table-cell office:value-type="float" office:value="-0.00790740822547157">
            <text:p>-0.0079074082</text:p>
          </table:table-cell>
          <table:table-cell office:value-type="float" office:value="0.773183004371474">
            <text:p>0.7731830044</text:p>
          </table:table-cell>
          <table:table-cell office:value-type="float" office:value="0.952920995178648">
            <text:p>0.9529209952</text:p>
          </table:table-cell>
          <table:table-cell office:value-type="float" office:value="0.972446624336344">
            <text:p>0.9724466243</text:p>
          </table:table-cell>
          <table:table-cell office:value-type="float" office:value="-9.94193891830134">
            <text:p>-9.9419389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9532">
            <text:p>9532</text:p>
          </table:table-cell>
          <table:table-cell office:value-type="float" office:value="15050">
            <text:p>15050</text:p>
          </table:table-cell>
          <table:table-cell office:value-type="float" office:value="22213">
            <text:p>22213</text:p>
          </table:table-cell>
          <table:table-cell office:value-type="float" office:value="-795.75">
            <text:p>-795.75</text:p>
          </table:table-cell>
          <table:table-cell office:value-type="float" office:value="-59.375">
            <text:p>-59.375</text:p>
          </table:table-cell>
          <table:table-cell office:value-type="float" office:value="-639.5">
            <text:p>-639.5</text:p>
          </table:table-cell>
          <table:table-cell office:value-type="float" office:value="-0.0834819555182543">
            <text:p>-0.0834819555</text:p>
          </table:table-cell>
          <table:table-cell office:value-type="float" office:value="-0.00394518272425249">
            <text:p>-0.0039451827</text:p>
          </table:table-cell>
          <table:table-cell office:value-type="float" office:value="-0.0287894476207626">
            <text:p>-0.0287894476</text:p>
          </table:table-cell>
          <table:table-cell office:value-type="float" office:value="0.721472860004527">
            <text:p>0.72147286</text:p>
          </table:table-cell>
          <table:table-cell office:value-type="float" office:value="0.986222366819903">
            <text:p>0.9862223668</text:p>
          </table:table-cell>
          <table:table-cell office:value-type="float" office:value="0.900861444624176">
            <text:p>0.9008614446</text:p>
          </table:table-cell>
          <table:table-cell office:value-type="float" office:value="-7.9513498285756">
            <text:p>-7.9513498286</text:p>
          </table:table-cell>
          <table:table-cell office:value-type="float" office:value="0">
            <text:p>0</text:p>
          </table:table-cell>
          <table:table-cell office:value-type="float" office:value="-23.728171173159">
            <text:p>-23.728171173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7110">
            <text:p>7110</text:p>
          </table:table-cell>
          <table:table-cell office:value-type="float" office:value="13398">
            <text:p>13398</text:p>
          </table:table-cell>
          <table:table-cell office:value-type="float" office:value="23015">
            <text:p>23015</text:p>
          </table:table-cell>
          <table:table-cell office:value-type="float" office:value="-555.75">
            <text:p>-555.75</text:p>
          </table:table-cell>
          <table:table-cell office:value-type="float" office:value="-361.875">
            <text:p>-361.875</text:p>
          </table:table-cell>
          <table:table-cell office:value-type="float" office:value="-655">
            <text:p>-655</text:p>
          </table:table-cell>
          <table:table-cell office:value-type="float" office:value="-0.0781645569620253">
            <text:p>-0.078164557</text:p>
          </table:table-cell>
          <table:table-cell office:value-type="float" office:value="-0.0270096283027318">
            <text:p>-0.0270096283</text:p>
          </table:table-cell>
          <table:table-cell office:value-type="float" office:value="-0.0284597001955247">
            <text:p>-0.0284597002</text:p>
          </table:table-cell>
          <table:table-cell office:value-type="float" office:value="0.738399058644448">
            <text:p>0.7383990586</text:p>
          </table:table-cell>
          <table:table-cell office:value-type="float" office:value="0.9068961601817">
            <text:p>0.9068961602</text:p>
          </table:table-cell>
          <table:table-cell office:value-type="float" office:value="0.901978560204693">
            <text:p>0.9019785602</text:p>
          </table:table-cell>
          <table:table-cell office:value-type="float" office:value="-8.5165196306268">
            <text:p>-8.5165196306</text:p>
          </table:table-cell>
          <table:table-cell office:value-type="float" office:value="-25.3148111226641">
            <text:p>-25.3148111227</text:p>
          </table:table-cell>
          <table:table-cell office:value-type="float" office:value="-24.007151607146">
            <text:p>-24.007151607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6642">
            <text:p>6642</text:p>
          </table:table-cell>
          <table:table-cell office:value-type="float" office:value="13833">
            <text:p>13833</text:p>
          </table:table-cell>
          <table:table-cell office:value-type="float" office:value="22744">
            <text:p>22744</text:p>
          </table:table-cell>
          <table:table-cell office:value-type="float" office:value="-439.25">
            <text:p>-439.25</text:p>
          </table:table-cell>
          <table:table-cell office:value-type="float" office:value="-124.25">
            <text:p>-124.25</text:p>
          </table:table-cell>
          <table:table-cell office:value-type="float" office:value="-556.625">
            <text:p>-556.625</text:p>
          </table:table-cell>
          <table:table-cell office:value-type="float" office:value="-0.0661321890996688">
            <text:p>-0.0661321891</text:p>
          </table:table-cell>
          <table:table-cell office:value-type="float" office:value="-0.00898214414805176">
            <text:p>-0.0089821441</text:p>
          </table:table-cell>
          <table:table-cell office:value-type="float" office:value="-0.0244734875131903">
            <text:p>-0.0244734875</text:p>
          </table:table-cell>
          <table:table-cell office:value-type="float" office:value="0.777109332363984">
            <text:p>0.7771093324</text:p>
          </table:table-cell>
          <table:table-cell office:value-type="float" office:value="0.968720626152272">
            <text:p>0.9687206262</text:p>
          </table:table-cell>
          <table:table-cell office:value-type="float" office:value="0.915516738822308">
            <text:p>0.9155167388</text:p>
          </table:table-cell>
          <table:table-cell office:value-type="float" office:value="-10.1307121050627">
            <text:p>-10.1307121051</text:p>
          </table:table-cell>
          <table:table-cell office:value-type="float" office:value="0">
            <text:p>0</text:p>
          </table:table-cell>
          <table:table-cell office:value-type="float" office:value="-27.9743656855575">
            <text:p>-27.974365685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6210">
            <text:p>6210</text:p>
          </table:table-cell>
          <table:table-cell office:value-type="float" office:value="13919">
            <text:p>13919</text:p>
          </table:table-cell>
          <table:table-cell office:value-type="float" office:value="20937">
            <text:p>20937</text:p>
          </table:table-cell>
          <table:table-cell office:value-type="float" office:value="-169.75">
            <text:p>-169.75</text:p>
          </table:table-cell>
          <table:table-cell office:value-type="float" office:value="-168.25">
            <text:p>-168.25</text:p>
          </table:table-cell>
          <table:table-cell office:value-type="float" office:value="-432.625">
            <text:p>-432.625</text:p>
          </table:table-cell>
          <table:table-cell office:value-type="float" office:value="-0.0273349436392915">
            <text:p>-0.0273349436</text:p>
          </table:table-cell>
          <table:table-cell office:value-type="float" office:value="-0.0120877936633379">
            <text:p>-0.0120877937</text:p>
          </table:table-cell>
          <table:table-cell office:value-type="float" office:value="-0.0206631800162392">
            <text:p>-0.02066318</text:p>
          </table:table-cell>
          <table:table-cell office:value-type="float" office:value="0.905792207584256">
            <text:p>0.9057922076</text:p>
          </table:table-cell>
          <table:table-cell office:value-type="float" office:value="0.957979107099386">
            <text:p>0.9579791071</text:p>
          </table:table-cell>
          <table:table-cell office:value-type="float" office:value="0.928515725279594">
            <text:p>0.9285157253</text:p>
          </table:table-cell>
          <table:table-cell office:value-type="float" office:value="-25.0093748063725">
            <text:p>-25.0093748064</text:p>
          </table:table-cell>
          <table:table-cell office:value-type="float" office:value="0">
            <text:p>0</text:p>
          </table:table-cell>
          <table:table-cell office:value-type="float" office:value="-33.1972594134378">
            <text:p>-33.197259413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6228">
            <text:p>6228</text:p>
          </table:table-cell>
          <table:table-cell office:value-type="float" office:value="12031">
            <text:p>12031</text:p>
          </table:table-cell>
          <table:table-cell office:value-type="float" office:value="21202">
            <text:p>21202</text:p>
          </table:table-cell>
          <table:table-cell office:value-type="float" office:value="-80">
            <text:p>-80</text:p>
          </table:table-cell>
          <table:table-cell office:value-type="float" office:value="-948.5">
            <text:p>-948.5</text:p>
          </table:table-cell>
          <table:table-cell office:value-type="float" office:value="-599.75">
            <text:p>-599.75</text:p>
          </table:table-cell>
          <table:table-cell office:value-type="float" office:value="-0.0128452151573539">
            <text:p>-0.0128452152</text:p>
          </table:table-cell>
          <table:table-cell office:value-type="float" office:value="-0.0788380018286094">
            <text:p>-0.0788380018</text:p>
          </table:table-cell>
          <table:table-cell office:value-type="float" office:value="-0.0282874257145552">
            <text:p>-0.0282874257</text:p>
          </table:table-cell>
          <table:table-cell office:value-type="float" office:value="0.955365146072041">
            <text:p>0.9553651461</text:p>
          </table:table-cell>
          <table:table-cell office:value-type="float" office:value="0.73624923744323">
            <text:p>0.7362492374</text:p>
          </table:table-cell>
          <table:table-cell office:value-type="float" office:value="0.902562359768027">
            <text:p>0.9025623598</text:p>
          </table:table-cell>
          <table:table-cell office:value-type="float" office:value="0">
            <text:p>0</text:p>
          </table:table-cell>
          <table:table-cell office:value-type="float" office:value="-8.4407275373299">
            <text:p>-8.4407275373</text:p>
          </table:table-cell>
          <table:table-cell office:value-type="float" office:value="-24.1554896853826">
            <text:p>-24.155489685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6715">
            <text:p>6715</text:p>
          </table:table-cell>
          <table:table-cell office:value-type="float" office:value="12353">
            <text:p>12353</text:p>
          </table:table-cell>
          <table:table-cell office:value-type="float" office:value="22112">
            <text:p>22112</text:p>
          </table:table-cell>
          <table:table-cell office:value-type="float" office:value="55.25">
            <text:p>55.25</text:p>
          </table:table-cell>
          <table:table-cell office:value-type="float" office:value="-590.375">
            <text:p>-590.375</text:p>
          </table:table-cell>
          <table:table-cell office:value-type="float" office:value="-875.5">
            <text:p>-875.5</text:p>
          </table:table-cell>
          <table:table-cell office:value-type="float" office:value="0.00822784810126582">
            <text:p>0.0082278481</text:p>
          </table:table-cell>
          <table:table-cell office:value-type="float" office:value="-0.0477920343236461">
            <text:p>-0.0477920343</text:p>
          </table:table-cell>
          <table:table-cell office:value-type="float" office:value="-0.0395938856729378">
            <text:p>-0.0395938857</text:p>
          </table:table-cell>
          <table:table-cell office:value-type="float" office:value="1.02893015542381">
            <text:p>1.0289301554</text:p>
          </table:table-cell>
          <table:table-cell office:value-type="float" office:value="0.837204673815032">
            <text:p>0.8372046738</text:p>
          </table:table-cell>
          <table:table-cell office:value-type="float" office:value="0.864494044678774">
            <text:p>0.8644940447</text:p>
          </table:table-cell>
          <table:table-cell office:value-type="float" office:value="0">
            <text:p>0</text:p>
          </table:table-cell>
          <table:table-cell office:value-type="float" office:value="-14.1540017742426">
            <text:p>-14.1540017742</text:p>
          </table:table-cell>
          <table:table-cell office:value-type="float" office:value="-17.1575126431609">
            <text:p>-17.157512643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6273">
            <text:p>6273</text:p>
          </table:table-cell>
          <table:table-cell office:value-type="float" office:value="12322">
            <text:p>12322</text:p>
          </table:table-cell>
          <table:table-cell office:value-type="float" office:value="22073">
            <text:p>22073</text:p>
          </table:table-cell>
          <table:table-cell office:value-type="float" office:value="85">
            <text:p>85</text:p>
          </table:table-cell>
          <table:table-cell office:value-type="float" office:value="-11.5">
            <text:p>-11.5</text:p>
          </table:table-cell>
          <table:table-cell office:value-type="float" office:value="-910.25">
            <text:p>-910.25</text:p>
          </table:table-cell>
          <table:table-cell office:value-type="float" office:value="0.013550135501355">
            <text:p>0.0135501355</text:p>
          </table:table-cell>
          <table:table-cell office:value-type="float" office:value="-0.000933290050316507">
            <text:p>-0.0009332901</text:p>
          </table:table-cell>
          <table:table-cell office:value-type="float" office:value="-0.0412381642730938">
            <text:p>-0.0412381643</text:p>
          </table:table-cell>
          <table:table-cell office:value-type="float" office:value="1.04778534235207">
            <text:p>1.0477853424</text:p>
          </table:table-cell>
          <table:table-cell office:value-type="float" office:value="0.996735192043316">
            <text:p>0.996735192</text:p>
          </table:table-cell>
          <table:table-cell office:value-type="float" office:value="0.858999573981696">
            <text:p>0.858999574</text:p>
          </table:table-cell>
          <table:table-cell table:number-columns-repeated="2" office:value-type="float" office:value="0">
            <text:p>0</text:p>
          </table:table-cell>
          <table:table-cell office:value-type="float" office:value="-16.4593847534197">
            <text:p>-16.459384753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551">
            <text:p>551</text:p>
          </table:table-cell>
          <table:table-cell office:value-type="float" office:value="5865">
            <text:p>5865</text:p>
          </table:table-cell>
          <table:table-cell office:value-type="float" office:value="11475">
            <text:p>11475</text:p>
          </table:table-cell>
          <table:table-cell office:value-type="float" office:value="20196">
            <text:p>20196</text:p>
          </table:table-cell>
          <table:table-cell office:value-type="float" office:value="114.75">
            <text:p>114.75</text:p>
          </table:table-cell>
          <table:table-cell office:value-type="float" office:value="-46.875">
            <text:p>-46.875</text:p>
          </table:table-cell>
          <table:table-cell office:value-type="float" office:value="-625.5">
            <text:p>-625.5</text:p>
          </table:table-cell>
          <table:table-cell office:value-type="float" office:value="0.0195652173913043">
            <text:p>0.0195652174</text:p>
          </table:table-cell>
          <table:table-cell office:value-type="float" office:value="-0.00408496732026144">
            <text:p>-0.0040849673</text:p>
          </table:table-cell>
          <table:table-cell office:value-type="float" office:value="-0.0309714795008913">
            <text:p>-0.0309714795</text:p>
          </table:table-cell>
          <table:table-cell office:value-type="float" office:value="1.06922854442344">
            <text:p>1.0692285444</text:p>
          </table:table-cell>
          <table:table-cell office:value-type="float" office:value="0.98573532081678">
            <text:p>0.9857353208</text:p>
          </table:table-cell>
          <table:table-cell office:value-type="float" office:value="0.89347991753013">
            <text:p>0.8934799175</text:p>
          </table:table-cell>
          <table:table-cell table:number-columns-repeated="2" office:value-type="float" office:value="0">
            <text:p>0</text:p>
          </table:table-cell>
          <table:table-cell office:value-type="float" office:value="-22.0317857599944">
            <text:p>-22.0317857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5882">
            <text:p>5882</text:p>
          </table:table-cell>
          <table:table-cell office:value-type="float" office:value="10410">
            <text:p>10410</text:p>
          </table:table-cell>
          <table:table-cell office:value-type="float" office:value="17784">
            <text:p>17784</text:p>
          </table:table-cell>
          <table:table-cell office:value-type="float" office:value="70.125">
            <text:p>70.125</text:p>
          </table:table-cell>
          <table:table-cell office:value-type="float" office:value="11.25">
            <text:p>11.25</text:p>
          </table:table-cell>
          <table:table-cell office:value-type="float" office:value="-145">
            <text:p>-145</text:p>
          </table:table-cell>
          <table:table-cell office:value-type="float" office:value="0.0119219653179191">
            <text:p>0.0119219653</text:p>
          </table:table-cell>
          <table:table-cell office:value-type="float" office:value="0.0010806916426513">
            <text:p>0.0010806916</text:p>
          </table:table-cell>
          <table:table-cell office:value-type="float" office:value="-0.00815339631129105">
            <text:p>-0.0081533963</text:p>
          </table:table-cell>
          <table:table-cell office:value-type="float" office:value="1.04200545979652">
            <text:p>1.0420054598</text:p>
          </table:table-cell>
          <table:table-cell office:value-type="float" office:value="1.00378470982236">
            <text:p>1.0037847098</text:p>
          </table:table-cell>
          <table:table-cell office:value-type="float" office:value="0.971593409538443">
            <text:p>0.97159340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34">
            <text:p>534</text:p>
          </table:table-cell>
          <table:table-cell office:value-type="float" office:value="6273">
            <text:p>6273</text:p>
          </table:table-cell>
          <table:table-cell office:value-type="float" office:value="9867">
            <text:p>9867</text:p>
          </table:table-cell>
          <table:table-cell office:value-type="float" office:value="16344">
            <text:p>16344</text:p>
          </table:table-cell>
          <table:table-cell office:value-type="float" office:value="85">
            <text:p>85</text:p>
          </table:table-cell>
          <table:table-cell office:value-type="float" office:value="20.125">
            <text:p>20.125</text:p>
          </table:table-cell>
          <table:table-cell office:value-type="float" office:value="-654.125">
            <text:p>-654.125</text:p>
          </table:table-cell>
          <table:table-cell office:value-type="float" office:value="0.013550135501355">
            <text:p>0.0135501355</text:p>
          </table:table-cell>
          <table:table-cell office:value-type="float" office:value="0.00203962703962704">
            <text:p>0.002039627</text:p>
          </table:table-cell>
          <table:table-cell office:value-type="float" office:value="-0.0400223323543808">
            <text:p>-0.0400223324</text:p>
          </table:table-cell>
          <table:table-cell office:value-type="float" office:value="1.04778534235207">
            <text:p>1.0477853424</text:p>
          </table:table-cell>
          <table:table-cell office:value-type="float" office:value="1.00714684839248">
            <text:p>1.0071468484</text:p>
          </table:table-cell>
          <table:table-cell office:value-type="float" office:value="0.863061339450353">
            <text:p>0.8630613395</text:p>
          </table:table-cell>
          <table:table-cell table:number-columns-repeated="2" office:value-type="float" office:value="0">
            <text:p>0</text:p>
          </table:table-cell>
          <table:table-cell office:value-type="float" office:value="-16.9700773179104">
            <text:p>-16.970077317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21">
            <text:p>521</text:p>
          </table:table-cell>
          <table:table-cell office:value-type="float" office:value="5400">
            <text:p>5400</text:p>
          </table:table-cell>
          <table:table-cell office:value-type="float" office:value="9720">
            <text:p>9720</text:p>
          </table:table-cell>
          <table:table-cell office:value-type="float" office:value="18792">
            <text:p>18792</text:p>
          </table:table-cell>
          <table:table-cell office:value-type="float" office:value="-640.625">
            <text:p>-640.625</text:p>
          </table:table-cell>
          <table:table-cell office:value-type="float" office:value="-168.75">
            <text:p>-168.75</text:p>
          </table:table-cell>
          <table:table-cell office:value-type="float" office:value="-947.125">
            <text:p>-947.125</text:p>
          </table:table-cell>
          <table:table-cell office:value-type="float" office:value="-0.118634259259259">
            <text:p>-0.1186342593</text:p>
          </table:table-cell>
          <table:table-cell office:value-type="float" office:value="-0.0173611111111111">
            <text:p>-0.0173611111</text:p>
          </table:table-cell>
          <table:table-cell office:value-type="float" office:value="-0.0504004363558961">
            <text:p>-0.0504004364</text:p>
          </table:table-cell>
          <table:table-cell office:value-type="float" office:value="0.612365304033779">
            <text:p>0.612365304</text:p>
          </table:table-cell>
          <table:table-cell office:value-type="float" office:value="0.939826871141975">
            <text:p>0.9398268711</text:p>
          </table:table-cell>
          <table:table-cell office:value-type="float" office:value="0.828577272564698">
            <text:p>0.8285772726</text:p>
          </table:table-cell>
          <table:table-cell office:value-type="float" office:value="-5.4888575301901">
            <text:p>-5.4888575302</text:p>
          </table:table-cell>
          <table:table-cell office:value-type="float" office:value="0">
            <text:p>0</text:p>
          </table:table-cell>
          <table:table-cell office:value-type="float" office:value="-13.4032405528233">
            <text:p>-13.403240552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428">
            <text:p>428</text:p>
          </table:table-cell>
          <table:table-cell office:value-type="float" office:value="5415">
            <text:p>5415</text:p>
          </table:table-cell>
          <table:table-cell office:value-type="float" office:value="9882">
            <text:p>9882</text:p>
          </table:table-cell>
          <table:table-cell office:value-type="float" office:value="20196">
            <text:p>20196</text:p>
          </table:table-cell>
          <table:table-cell office:value-type="float" office:value="-514.875">
            <text:p>-514.875</text:p>
          </table:table-cell>
          <table:table-cell office:value-type="float" office:value="-876.5">
            <text:p>-876.5</text:p>
          </table:table-cell>
          <table:table-cell office:value-type="float" office:value="-625.5">
            <text:p>-625.5</text:p>
          </table:table-cell>
          <table:table-cell office:value-type="float" office:value="-0.0950831024930748">
            <text:p>-0.0950831025</text:p>
          </table:table-cell>
          <table:table-cell office:value-type="float" office:value="-0.0886966201173851">
            <text:p>-0.0886966201</text:p>
          </table:table-cell>
          <table:table-cell office:value-type="float" office:value="-0.0309714795008913">
            <text:p>-0.0309714795</text:p>
          </table:table-cell>
          <table:table-cell office:value-type="float" office:value="0.684929102178467">
            <text:p>0.6849291022</text:p>
          </table:table-cell>
          <table:table-cell office:value-type="float" office:value="0.704981326812837">
            <text:p>0.7049813268</text:p>
          </table:table-cell>
          <table:table-cell office:value-type="float" office:value="0.89347991753013">
            <text:p>0.8934799175</text:p>
          </table:table-cell>
          <table:table-cell office:value-type="float" office:value="-6.93756538440361">
            <text:p>-6.9375653844</text:p>
          </table:table-cell>
          <table:table-cell office:value-type="float" office:value="-7.46287165439506">
            <text:p>-7.4628716544</text:p>
          </table:table-cell>
          <table:table-cell office:value-type="float" office:value="-22.0317857599944">
            <text:p>-22.0317857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5850">
            <text:p>5850</text:p>
          </table:table-cell>
          <table:table-cell office:value-type="float" office:value="10070">
            <text:p>10070</text:p>
          </table:table-cell>
          <table:table-cell office:value-type="float" office:value="17784">
            <text:p>17784</text:p>
          </table:table-cell>
          <table:table-cell office:value-type="float" office:value="-397.25">
            <text:p>-397.25</text:p>
          </table:table-cell>
          <table:table-cell office:value-type="float" office:value="-42.5">
            <text:p>-42.5</text:p>
          </table:table-cell>
          <table:table-cell office:value-type="float" office:value="-145">
            <text:p>-145</text:p>
          </table:table-cell>
          <table:table-cell office:value-type="float" office:value="-0.0679059829059829">
            <text:p>-0.0679059829</text:p>
          </table:table-cell>
          <table:table-cell office:value-type="float" office:value="-0.00422045680238332">
            <text:p>-0.0042204568</text:p>
          </table:table-cell>
          <table:table-cell office:value-type="float" office:value="-0.00815339631129105">
            <text:p>-0.0081533963</text:p>
          </table:table-cell>
          <table:table-cell office:value-type="float" office:value="0.771367055957338">
            <text:p>0.771367056</text:p>
          </table:table-cell>
          <table:table-cell office:value-type="float" office:value="0.985263313212675">
            <text:p>0.9852633132</text:p>
          </table:table-cell>
          <table:table-cell office:value-type="float" office:value="0.971593409538443">
            <text:p>0.9715934095</text:p>
          </table:table-cell>
          <table:table-cell office:value-type="float" office:value="-9.85681857027694">
            <text:p>-9.85681857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6915">
            <text:p>6915</text:p>
          </table:table-cell>
          <table:table-cell office:value-type="float" office:value="10439">
            <text:p>10439</text:p>
          </table:table-cell>
          <table:table-cell office:value-type="float" office:value="17226">
            <text:p>17226</text:p>
          </table:table-cell>
          <table:table-cell office:value-type="float" office:value="-159.375">
            <text:p>-159.375</text:p>
          </table:table-cell>
          <table:table-cell office:value-type="float" office:value="-165">
            <text:p>-165</text:p>
          </table:table-cell>
          <table:table-cell office:value-type="float" office:value="-37.125">
            <text:p>-37.125</text:p>
          </table:table-cell>
          <table:table-cell office:value-type="float" office:value="-0.0230477223427332">
            <text:p>-0.0230477223</text:p>
          </table:table-cell>
          <table:table-cell office:value-type="float" office:value="-0.0158061116965227">
            <text:p>-0.0158061117</text:p>
          </table:table-cell>
          <table:table-cell office:value-type="float" office:value="-0.0021551724137931">
            <text:p>-0.0021551724</text:p>
          </table:table-cell>
          <table:table-cell office:value-type="float" office:value="0.920374118910602">
            <text:p>0.9203741189</text:p>
          </table:table-cell>
          <table:table-cell office:value-type="float" office:value="0.945168282069418">
            <text:p>0.9451682821</text:p>
          </table:table-cell>
          <table:table-cell office:value-type="float" office:value="0.992466000297265">
            <text:p>0.9924660003</text:p>
          </table:table-cell>
          <table:table-cell office:value-type="float" office:value="-29.7265125154047">
            <text:p>-29.72651251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6120">
            <text:p>6120</text:p>
          </table:table-cell>
          <table:table-cell office:value-type="float" office:value="10080">
            <text:p>10080</text:p>
          </table:table-cell>
          <table:table-cell office:value-type="float" office:value="18513">
            <text:p>18513</text:p>
          </table:table-cell>
          <table:table-cell office:value-type="float" office:value="-106.25">
            <text:p>-106.25</text:p>
          </table:table-cell>
          <table:table-cell office:value-type="float" office:value="-175">
            <text:p>-175</text:p>
          </table:table-cell>
          <table:table-cell office:value-type="float" office:value="66">
            <text:p>66</text:p>
          </table:table-cell>
          <table:table-cell table:number-columns-repeated="2" office:value-type="float" office:value="-0.0173611111111111">
            <text:p>-0.0173611111</text:p>
          </table:table-cell>
          <table:table-cell office:value-type="float" office:value="0.0035650623885918">
            <text:p>0.0035650624</text:p>
          </table:table-cell>
          <table:table-cell table:number-columns-repeated="2" office:value-type="float" office:value="0.939826871141975">
            <text:p>0.9398268711</text:p>
          </table:table-cell>
          <table:table-cell office:value-type="float" office:value="1.01250262931295">
            <text:p>1.0125026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95">
            <text:p>395</text:p>
          </table:table-cell>
          <table:table-cell office:value-type="float" office:value="6137">
            <text:p>6137</text:p>
          </table:table-cell>
          <table:table-cell office:value-type="float" office:value="9747">
            <text:p>9747</text:p>
          </table:table-cell>
          <table:table-cell office:value-type="float" office:value="16302">
            <text:p>16302</text:p>
          </table:table-cell>
          <table:table-cell office:value-type="float" office:value="-263.5">
            <text:p>-263.5</text:p>
          </table:table-cell>
          <table:table-cell office:value-type="float" office:value="-418.5">
            <text:p>-418.5</text:p>
          </table:table-cell>
          <table:table-cell office:value-type="float" office:value="181.5">
            <text:p>181.5</text:p>
          </table:table-cell>
          <table:table-cell table:number-columns-repeated="2" office:value-type="float" office:value="-0.0429362880886427">
            <text:p>-0.0429362881</text:p>
          </table:table-cell>
          <table:table-cell office:value-type="float" office:value="0.0111336032388664">
            <text:p>0.0111336032</text:p>
          </table:table-cell>
          <table:table-cell table:number-columns-repeated="2" office:value-type="float" office:value="0.853336300366019">
            <text:p>0.8533363004</text:p>
          </table:table-cell>
          <table:table-cell office:value-type="float" office:value="1.03921056729335">
            <text:p>1.0392105673</text:p>
          </table:table-cell>
          <table:table-cell table:number-columns-repeated="2" office:value-type="float" office:value="-15.7945130069856">
            <text:p>-15.794513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9">
            <text:p>369</text:p>
          </table:table-cell>
          <table:table-cell office:value-type="float" office:value="5910">
            <text:p>5910</text:p>
          </table:table-cell>
          <table:table-cell office:value-type="float" office:value="9009">
            <text:p>9009</text:p>
          </table:table-cell>
          <table:table-cell office:value-type="float" office:value="14184">
            <text:p>14184</text:p>
          </table:table-cell>
          <table:table-cell office:value-type="float" office:value="-33.75">
            <text:p>-33.75</text:p>
          </table:table-cell>
          <table:table-cell office:value-type="float" office:value="18.375">
            <text:p>18.375</text:p>
          </table:table-cell>
          <table:table-cell office:value-type="float" office:value="-81">
            <text:p>-81</text:p>
          </table:table-cell>
          <table:table-cell office:value-type="float" office:value="-0.00571065989847716">
            <text:p>-0.0057106599</text:p>
          </table:table-cell>
          <table:table-cell office:value-type="float" office:value="0.00203962703962704">
            <text:p>0.002039627</text:p>
          </table:table-cell>
          <table:table-cell office:value-type="float" office:value="-0.00571065989847716">
            <text:p>-0.0057106599</text:p>
          </table:table-cell>
          <table:table-cell office:value-type="float" office:value="0.980076609162823">
            <text:p>0.9800766092</text:p>
          </table:table-cell>
          <table:table-cell office:value-type="float" office:value="1.00714684839248">
            <text:p>1.0071468484</text:p>
          </table:table-cell>
          <table:table-cell office:value-type="float" office:value="0.980076609162823">
            <text:p>0.98007660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5160">
            <text:p>5160</text:p>
          </table:table-cell>
          <table:table-cell office:value-type="float" office:value="9016">
            <text:p>9016</text:p>
          </table:table-cell>
          <table:table-cell office:value-type="float" office:value="16596">
            <text:p>16596</text:p>
          </table:table-cell>
          <table:table-cell office:value-type="float" office:value="-395.125">
            <text:p>-395.125</text:p>
          </table:table-cell>
          <table:table-cell office:value-type="float" office:value="-171.5">
            <text:p>-171.5</text:p>
          </table:table-cell>
          <table:table-cell office:value-type="float" office:value="-382.5">
            <text:p>-382.5</text:p>
          </table:table-cell>
          <table:table-cell office:value-type="float" office:value="-0.0765746124031008">
            <text:p>-0.0765746124</text:p>
          </table:table-cell>
          <table:table-cell office:value-type="float" office:value="-0.0190217391304348">
            <text:p>-0.0190217391</text:p>
          </table:table-cell>
          <table:table-cell office:value-type="float" office:value="-0.0230477223427332">
            <text:p>-0.0230477223</text:p>
          </table:table-cell>
          <table:table-cell office:value-type="float" office:value="0.74348165226793">
            <text:p>0.7434816523</text:p>
          </table:table-cell>
          <table:table-cell office:value-type="float" office:value="0.934133093100189">
            <text:p>0.9341330931</text:p>
          </table:table-cell>
          <table:table-cell office:value-type="float" office:value="0.920374118910602">
            <text:p>0.9203741189</text:p>
          </table:table-cell>
          <table:table-cell office:value-type="float" office:value="-8.70074414032488">
            <text:p>-8.7007441403</text:p>
          </table:table-cell>
          <table:table-cell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6">
            <text:p>346</text:p>
          </table:table-cell>
          <table:table-cell office:value-type="float" office:value="4350">
            <text:p>4350</text:p>
          </table:table-cell>
          <table:table-cell office:value-type="float" office:value="8664">
            <text:p>8664</text:p>
          </table:table-cell>
          <table:table-cell office:value-type="float" office:value="16992">
            <text:p>16992</text:p>
          </table:table-cell>
          <table:table-cell office:value-type="float" office:value="-327.5">
            <text:p>-327.5</text:p>
          </table:table-cell>
          <table:table-cell office:value-type="float" office:value="-372">
            <text:p>-372</text:p>
          </table:table-cell>
          <table:table-cell office:value-type="float" office:value="-315">
            <text:p>-315</text:p>
          </table:table-cell>
          <table:table-cell office:value-type="float" office:value="-0.0752873563218391">
            <text:p>-0.0752873563</text:p>
          </table:table-cell>
          <table:table-cell office:value-type="float" office:value="-0.0429362880886427">
            <text:p>-0.0429362881</text:p>
          </table:table-cell>
          <table:table-cell office:value-type="float" office:value="-0.0185381355932203">
            <text:p>-0.0185381356</text:p>
          </table:table-cell>
          <table:table-cell office:value-type="float" office:value="0.747603897476549">
            <text:p>0.7476038975</text:p>
          </table:table-cell>
          <table:table-cell office:value-type="float" office:value="0.853336300366019">
            <text:p>0.8533363004</text:p>
          </table:table-cell>
          <table:table-cell office:value-type="float" office:value="0.935790103867423">
            <text:p>0.9357901039</text:p>
          </table:table-cell>
          <table:table-cell office:value-type="float" office:value="-8.85559343092103">
            <text:p>-8.8555934309</text:p>
          </table:table-cell>
          <table:table-cell office:value-type="float" office:value="-15.7945130069856">
            <text:p>-15.794513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5250">
            <text:p>5250</text:p>
          </table:table-cell>
          <table:table-cell office:value-type="float" office:value="9190">
            <text:p>9190</text:p>
          </table:table-cell>
          <table:table-cell office:value-type="float" office:value="15732">
            <text:p>15732</text:p>
          </table:table-cell>
          <table:table-cell office:value-type="float" office:value="-294.75">
            <text:p>-294.75</text:p>
          </table:table-cell>
          <table:table-cell office:value-type="float" office:value="-56.25">
            <text:p>-56.25</text:p>
          </table:table-cell>
          <table:table-cell office:value-type="float" office:value="-49.5">
            <text:p>-49.5</text:p>
          </table:table-cell>
          <table:table-cell office:value-type="float" office:value="-0.0561428571428571">
            <text:p>-0.0561428571</text:p>
          </table:table-cell>
          <table:table-cell office:value-type="float" office:value="-0.00612078346028292">
            <text:p>-0.0061207835</text:p>
          </table:table-cell>
          <table:table-cell office:value-type="float" office:value="-0.00314645308924485">
            <text:p>-0.0031464531</text:p>
          </table:table-cell>
          <table:table-cell office:value-type="float" office:value="0.80967796">
            <text:p>0.80967796</text:p>
          </table:table-cell>
          <table:table-cell office:value-type="float" office:value="0.978650687309738">
            <text:p>0.9786506873</text:p>
          </table:table-cell>
          <table:table-cell office:value-type="float" office:value="0.989006818515047">
            <text:p>0.9890068185</text:p>
          </table:table-cell>
          <table:table-cell office:value-type="float" office:value="-11.9962220524739">
            <text:p>-11.99622205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5580">
            <text:p>5580</text:p>
          </table:table-cell>
          <table:table-cell office:value-type="float" office:value="9075">
            <text:p>9075</text:p>
          </table:table-cell>
          <table:table-cell office:value-type="float" office:value="15213">
            <text:p>15213</text:p>
          </table:table-cell>
          <table:table-cell office:value-type="float" office:value="-218.125">
            <text:p>-218.125</text:p>
          </table:table-cell>
          <table:table-cell office:value-type="float" office:value="-296.625">
            <text:p>-296.625</text:p>
          </table:table-cell>
          <table:table-cell office:value-type="float" office:value="-350.625">
            <text:p>-350.625</text:p>
          </table:table-cell>
          <table:table-cell office:value-type="float" office:value="-0.0390905017921147">
            <text:p>-0.0390905018</text:p>
          </table:table-cell>
          <table:table-cell office:value-type="float" office:value="-0.0326859504132231">
            <text:p>-0.0326859504</text:p>
          </table:table-cell>
          <table:table-cell office:value-type="float" office:value="-0.0230477223427332">
            <text:p>-0.0230477223</text:p>
          </table:table-cell>
          <table:table-cell office:value-type="float" office:value="0.866178255695103">
            <text:p>0.8661782557</text:p>
          </table:table-cell>
          <table:table-cell office:value-type="float" office:value="0.887693181408374">
            <text:p>0.8876931814</text:p>
          </table:table-cell>
          <table:table-cell office:value-type="float" office:value="0.920374118910602">
            <text:p>0.9203741189</text:p>
          </table:table-cell>
          <table:table-cell office:value-type="float" office:value="-17.3829800114692">
            <text:p>-17.3829800115</text:p>
          </table:table-cell>
          <table:table-cell office:value-type="float" office:value="-20.8577796661739">
            <text:p>-20.8577796662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3754">
            <text:p>3754</text:p>
          </table:table-cell>
          <table:table-cell office:value-type="float" office:value="7678">
            <text:p>7678</text:p>
          </table:table-cell>
          <table:table-cell office:value-type="float" office:value="15576">
            <text:p>15576</text:p>
          </table:table-cell>
          <table:table-cell office:value-type="float" office:value="-45">
            <text:p>-45</text:p>
          </table:table-cell>
          <table:table-cell office:value-type="float" office:value="-97.375">
            <text:p>-97.375</text:p>
          </table:table-cell>
          <table:table-cell office:value-type="float" office:value="-288.75">
            <text:p>-288.75</text:p>
          </table:table-cell>
          <table:table-cell office:value-type="float" office:value="-0.0119872136387853">
            <text:p>-0.0119872136</text:p>
          </table:table-cell>
          <table:table-cell office:value-type="float" office:value="-0.0126823391508205">
            <text:p>-0.0126823392</text:p>
          </table:table-cell>
          <table:table-cell office:value-type="float" office:value="-0.0185381355932203">
            <text:p>-0.0185381356</text:p>
          </table:table-cell>
          <table:table-cell office:value-type="float" office:value="0.958326391114262">
            <text:p>0.9583263911</text:p>
          </table:table-cell>
          <table:table-cell office:value-type="float" office:value="0.955927062755748">
            <text:p>0.9559270628</text:p>
          </table:table-cell>
          <table:table-cell office:value-type="float" office:value="0.935790103867423">
            <text:p>0.93579010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94">
            <text:p>494</text:p>
          </table:table-cell>
          <table:table-cell office:value-type="float" office:value="4460">
            <text:p>4460</text:p>
          </table:table-cell>
          <table:table-cell office:value-type="float" office:value="7830">
            <text:p>7830</text:p>
          </table:table-cell>
          <table:table-cell office:value-type="float" office:value="14421">
            <text:p>14421</text:p>
          </table:table-cell>
          <table:table-cell office:value-type="float" office:value="71">
            <text:p>71</text:p>
          </table:table-cell>
          <table:table-cell office:value-type="float" office:value="-238.75">
            <text:p>-238.75</text:p>
          </table:table-cell>
          <table:table-cell office:value-type="float" office:value="-45.375">
            <text:p>-45.375</text:p>
          </table:table-cell>
          <table:table-cell office:value-type="float" office:value="0.0159192825112108">
            <text:p>0.0159192825</text:p>
          </table:table-cell>
          <table:table-cell office:value-type="float" office:value="-0.0304916985951469">
            <text:p>-0.0304916986</text:p>
          </table:table-cell>
          <table:table-cell office:value-type="float" office:value="-0.00314645308924485">
            <text:p>-0.0031464531</text:p>
          </table:table-cell>
          <table:table-cell office:value-type="float" office:value="1.05621419895835">
            <text:p>1.056214199</text:p>
          </table:table-cell>
          <table:table-cell office:value-type="float" office:value="0.895101352536092">
            <text:p>0.8951013525</text:p>
          </table:table-cell>
          <table:table-cell office:value-type="float" office:value="0.989006818515047">
            <text:p>0.9890068185</text:p>
          </table:table-cell>
          <table:table-cell office:value-type="float" office:value="0">
            <text:p>0</text:p>
          </table:table-cell>
          <table:table-cell office:value-type="float" office:value="-22.383962046143">
            <text:p>-22.38396204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29">
            <text:p>429</text:p>
          </table:table-cell>
          <table:table-cell office:value-type="float" office:value="4197">
            <text:p>4197</text:p>
          </table:table-cell>
          <table:table-cell office:value-type="float" office:value="7700">
            <text:p>7700</text:p>
          </table:table-cell>
          <table:table-cell office:value-type="float" office:value="13002">
            <text:p>13002</text:p>
          </table:table-cell>
          <table:table-cell office:value-type="float" office:value="-321.625">
            <text:p>-321.625</text:p>
          </table:table-cell>
          <table:table-cell office:value-type="float" office:value="-601.25">
            <text:p>-601.25</text:p>
          </table:table-cell>
          <table:table-cell office:value-type="float" office:value="-74.25">
            <text:p>-74.25</text:p>
          </table:table-cell>
          <table:table-cell office:value-type="float" office:value="-0.0766321181796521">
            <text:p>-0.0766321182</text:p>
          </table:table-cell>
          <table:table-cell office:value-type="float" office:value="-0.0780844155844156">
            <text:p>-0.0780844156</text:p>
          </table:table-cell>
          <table:table-cell office:value-type="float" office:value="-0.00571065989847716">
            <text:p>-0.0057106599</text:p>
          </table:table-cell>
          <table:table-cell office:value-type="float" office:value="0.74329765018315">
            <text:p>0.7432976502</text:p>
          </table:table-cell>
          <table:table-cell office:value-type="float" office:value="0.738655010330578">
            <text:p>0.7386550103</text:p>
          </table:table-cell>
          <table:table-cell office:value-type="float" office:value="0.980076609162823">
            <text:p>0.9800766092</text:p>
          </table:table-cell>
          <table:table-cell office:value-type="float" office:value="-8.6939478620439">
            <text:p>-8.693947862</text:p>
          </table:table-cell>
          <table:table-cell office:value-type="float" office:value="-8.52562604680767">
            <text:p>-8.52562604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4165">
            <text:p>4165</text:p>
          </table:table-cell>
          <table:table-cell office:value-type="float" office:value="7630">
            <text:p>7630</text:p>
          </table:table-cell>
          <table:table-cell office:value-type="float" office:value="13392">
            <text:p>13392</text:p>
          </table:table-cell>
          <table:table-cell office:value-type="float" office:value="-448.625">
            <text:p>-448.625</text:p>
          </table:table-cell>
          <table:table-cell office:value-type="float" office:value="-490">
            <text:p>-490</text:p>
          </table:table-cell>
          <table:table-cell office:value-type="float" office:value="-1042">
            <text:p>-1042</text:p>
          </table:table-cell>
          <table:table-cell office:value-type="float" office:value="-0.107713085234094">
            <text:p>-0.1077130852</text:p>
          </table:table-cell>
          <table:table-cell office:value-type="float" office:value="-0.0642201834862385">
            <text:p>-0.0642201835</text:p>
          </table:table-cell>
          <table:table-cell office:value-type="float" office:value="-0.0778076463560334">
            <text:p>-0.0778076464</text:p>
          </table:table-cell>
          <table:table-cell office:value-type="float" office:value="0.645744334792741">
            <text:p>0.6457443348</text:p>
          </table:table-cell>
          <table:table-cell office:value-type="float" office:value="0.783312852453497">
            <text:p>0.7833128525</text:p>
          </table:table-cell>
          <table:table-cell office:value-type="float" office:value="0.739539136223555">
            <text:p>0.7395391362</text:p>
          </table:table-cell>
          <table:table-cell office:value-type="float" office:value="-6.08196993098222">
            <text:p>-6.081969931</text:p>
          </table:table-cell>
          <table:table-cell office:value-type="float" office:value="-10.442884528461">
            <text:p>-10.4428845285</text:p>
          </table:table-cell>
          <table:table-cell office:value-type="float" office:value="-8.55721934360183">
            <text:p>-8.557219343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4">
            <text:p>4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4800">
            <text:p>4800</text:p>
          </table:table-cell>
          <table:table-cell office:value-type="float" office:value="8306">
            <text:p>8306</text:p>
          </table:table-cell>
          <table:table-cell office:value-type="float" office:value="14097">
            <text:p>14097</text:p>
          </table:table-cell>
          <table:table-cell office:value-type="float" office:value="-207">
            <text:p>-207</text:p>
          </table:table-cell>
          <table:table-cell office:value-type="float" office:value="-358.375">
            <text:p>-358.375</text:p>
          </table:table-cell>
          <table:table-cell office:value-type="float" office:value="-777.875">
            <text:p>-777.875</text:p>
          </table:table-cell>
          <table:table-cell office:value-type="float" office:value="-0.043125">
            <text:p>-0.043125</text:p>
          </table:table-cell>
          <table:table-cell office:value-type="float" office:value="-0.0431465205875271">
            <text:p>-0.0431465206</text:p>
          </table:table-cell>
          <table:table-cell office:value-type="float" office:value="-0.0551801801801802">
            <text:p>-0.0551801802</text:p>
          </table:table-cell>
          <table:table-cell office:value-type="float" office:value="0.852707640625">
            <text:p>0.8527076406</text:p>
          </table:table-cell>
          <table:table-cell office:value-type="float" office:value="0.852635957531723">
            <text:p>0.8526359575</text:p>
          </table:table-cell>
          <table:table-cell office:value-type="float" office:value="0.812837279847415">
            <text:p>0.8128372798</text:p>
          </table:table-cell>
          <table:table-cell office:value-type="float" office:value="-15.7238582863512">
            <text:p>-15.7238582864</text:p>
          </table:table-cell>
          <table:table-cell office:value-type="float" office:value="-15.7158401200146">
            <text:p>-15.71584012</text:p>
          </table:table-cell>
          <table:table-cell office:value-type="float" office:value="-12.2116723547692">
            <text:p>-12.211672354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390">
            <text:p>390</text:p>
          </table:table-cell>
          <table:table-cell office:value-type="float" office:value="4918">
            <text:p>4918</text:p>
          </table:table-cell>
          <table:table-cell office:value-type="float" office:value="8565">
            <text:p>8565</text:p>
          </table:table-cell>
          <table:table-cell office:value-type="float" office:value="14445">
            <text:p>14445</text:p>
          </table:table-cell>
          <table:table-cell office:value-type="float" office:value="-342">
            <text:p>-342</text:p>
          </table:table-cell>
          <table:table-cell office:value-type="float" office:value="-420.142857142857">
            <text:p>-420.1428571429</text:p>
          </table:table-cell>
          <table:table-cell office:value-type="float" office:value="-672.25">
            <text:p>-672.25</text:p>
          </table:table-cell>
          <table:table-cell office:value-type="float" office:value="-0.0695404636030907">
            <text:p>-0.0695404636</text:p>
          </table:table-cell>
          <table:table-cell office:value-type="float" office:value="-0.0490534567592361">
            <text:p>-0.0490534568</text:p>
          </table:table-cell>
          <table:table-cell office:value-type="float" office:value="-0.0465385946694358">
            <text:p>-0.0465385947</text:p>
          </table:table-cell>
          <table:table-cell office:value-type="float" office:value="0.766086694502323">
            <text:p>0.7660866945</text:p>
          </table:table-cell>
          <table:table-cell office:value-type="float" office:value="0.833029134917933">
            <text:p>0.8330291349</text:p>
          </table:table-cell>
          <table:table-cell office:value-type="float" office:value="0.841359966612835">
            <text:p>0.8413599666</text:p>
          </table:table-cell>
          <table:table-cell office:value-type="float" office:value="-9.61680098359496">
            <text:p>-9.6168009836</text:p>
          </table:table-cell>
          <table:table-cell office:value-type="float" office:value="-13.7809663970488">
            <text:p>-13.780966397</text:p>
          </table:table-cell>
          <table:table-cell office:value-type="float" office:value="-14.5447028178136">
            <text:p>-14.544702817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2677">
            <text:p>2677</text:p>
          </table:table-cell>
          <table:table-cell office:value-type="float" office:value="5442">
            <text:p>5442</text:p>
          </table:table-cell>
          <table:table-cell office:value-type="float" office:value="12276">
            <text:p>12276</text:p>
          </table:table-cell>
          <table:table-cell office:value-type="float" office:value="-353.285714285714">
            <text:p>-353.2857142857</text:p>
          </table:table-cell>
          <table:table-cell office:value-type="float" office:value="-718.142857142857">
            <text:p>-718.1428571429</text:p>
          </table:table-cell>
          <table:table-cell office:value-type="float" office:value="-758.428571428571">
            <text:p>-758.4285714286</text:p>
          </table:table-cell>
          <table:table-cell office:value-type="float" office:value="-0.131970756176957">
            <text:p>-0.1319707562</text:p>
          </table:table-cell>
          <table:table-cell office:value-type="float" office:value="-0.131963038798761">
            <text:p>-0.1319630388</text:p>
          </table:table-cell>
          <table:table-cell office:value-type="float" office:value="-0.0617814085556021">
            <text:p>-0.0617814086</text:p>
          </table:table-cell>
          <table:table-cell office:value-type="float" office:value="0.572238263133049">
            <text:p>0.5722382631</text:p>
          </table:table-cell>
          <table:table-cell office:value-type="float" office:value="0.572261281677983">
            <text:p>0.5722612817</text:p>
          </table:table-cell>
          <table:table-cell office:value-type="float" office:value="0.791246277243897">
            <text:p>0.7912462772</text:p>
          </table:table-cell>
          <table:table-cell office:value-type="float" office:value="-4.89753266720029">
            <text:p>-4.8975326672</text:p>
          </table:table-cell>
          <table:table-cell office:value-type="float" office:value="-4.89784034063566">
            <text:p>-4.8978403406</text:p>
          </table:table-cell>
          <table:table-cell office:value-type="float" office:value="-10.8690919654036">
            <text:p>-10.869091965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1991">
            <text:p>1991</text:p>
          </table:table-cell>
          <table:table-cell office:value-type="float" office:value="4386">
            <text:p>4386</text:p>
          </table:table-cell>
          <table:table-cell office:value-type="float" office:value="9034">
            <text:p>9034</text:p>
          </table:table-cell>
          <table:table-cell office:value-type="float" office:value="-406.833333333333">
            <text:p>-406.8333333333</text:p>
          </table:table-cell>
          <table:table-cell office:value-type="float" office:value="-1084.8">
            <text:p>-1084.8</text:p>
          </table:table-cell>
          <table:table-cell office:value-type="float" office:value="-632.666666666667">
            <text:p>-632.6666666667</text:p>
          </table:table-cell>
          <table:table-cell office:value-type="float" office:value="-0.204336179474301">
            <text:p>-0.2043361795</text:p>
          </table:table-cell>
          <table:table-cell office:value-type="float" office:value="-0.247332421340629">
            <text:p>-0.2473324213</text:p>
          </table:table-cell>
          <table:table-cell office:value-type="float" office:value="-0.0700317319755">
            <text:p>-0.070031732</text:p>
          </table:table-cell>
          <table:table-cell office:value-type="float" office:value="0.366659789354568">
            <text:p>0.3666597894</text:p>
          </table:table-cell>
          <table:table-cell office:value-type="float" office:value="0.254236245534386">
            <text:p>0.2542362455</text:p>
          </table:table-cell>
          <table:table-cell office:value-type="float" office:value="0.764501647313387">
            <text:p>0.7645016473</text:p>
          </table:table-cell>
          <table:table-cell office:value-type="float" office:value="-3.03242485559729">
            <text:p>-3.0324248556</text:p>
          </table:table-cell>
          <table:table-cell office:value-type="float" office:value="-2.43952856033103">
            <text:p>-2.4395285603</text:p>
          </table:table-cell>
          <table:table-cell office:value-type="float" office:value="-9.54684881186488">
            <text:p>-9.546848811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2098">
            <text:p>2098</text:p>
          </table:table-cell>
          <table:table-cell office:value-type="float" office:value="4290">
            <text:p>4290</text:p>
          </table:table-cell>
          <table:table-cell office:value-type="float" office:value="9517">
            <text:p>9517</text:p>
          </table:table-cell>
          <table:table-cell office:value-type="float" office:value="-615.2">
            <text:p>-615.2</text:p>
          </table:table-cell>
          <table:table-cell office:value-type="float" office:value="-1381.5">
            <text:p>-1381.5</text:p>
          </table:table-cell>
          <table:table-cell office:value-type="float" office:value="-508.4">
            <text:p>-508.4</text:p>
          </table:table-cell>
          <table:table-cell office:value-type="float" office:value="-0.293231649189705">
            <text:p>-0.2932316492</text:p>
          </table:table-cell>
          <table:table-cell office:value-type="float" office:value="-0.322027972027972">
            <text:p>-0.322027972</text:p>
          </table:table-cell>
          <table:table-cell office:value-type="float" office:value="-0.0534201954397394">
            <text:p>-0.0534201954</text:p>
          </table:table-cell>
          <table:table-cell office:value-type="float" office:value="0.142219436005602">
            <text:p>0.142219436</text:p>
          </table:table-cell>
          <table:table-cell office:value-type="float" office:value="0.0761580468482567">
            <text:p>0.0761580468</text:p>
          </table:table-cell>
          <table:table-cell office:value-type="float" office:value="0.818622601831319">
            <text:p>0.8186226018</text:p>
          </table:table-cell>
          <table:table-cell office:value-type="float" office:value="-1.99724118021805">
            <text:p>-1.9972411802</text:p>
          </table:table-cell>
          <table:table-cell office:value-type="float" office:value="-1.78347747514782">
            <text:p>-1.7834774751</text:p>
          </table:table-cell>
          <table:table-cell office:value-type="float" office:value="-12.6256325203667">
            <text:p>-12.625632520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5">
            <text:p>5</text:p>
          </table:table-cell>
          <table:table-cell office:value-type="float" office:value="394">
            <text:p>394</text:p>
          </table:table-cell>
          <table:table-cell table:number-columns-repeated="2" office:value-type="float" office:value="578">
            <text:p>578</text:p>
          </table:table-cell>
          <table:table-cell office:value-type="float" office:value="1684">
            <text:p>1684</text:p>
          </table:table-cell>
          <table:table-cell office:value-type="float" office:value="3739">
            <text:p>3739</text:p>
          </table:table-cell>
          <table:table-cell office:value-type="float" office:value="9165">
            <text:p>9165</text:p>
          </table:table-cell>
          <table:table-cell table:number-columns-repeated="6"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32">
            <text:p>0.32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1252">
            <text:p>1252</text:p>
          </table:table-cell>
          <table:table-cell office:value-type="float" office:value="3003">
            <text:p>3003</text:p>
          </table:table-cell>
          <table:table-cell office:value-type="float" office:value="8826">
            <text:p>8826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471">
            <text:p>471</text:p>
          </table:table-cell>
          <table:table-cell office:value-type="float" office:value="909">
            <text:p>909</text:p>
          </table:table-cell>
          <table:table-cell office:value-type="float" office:value="2557">
            <text:p>2557</text:p>
          </table:table-cell>
          <table:table-cell office:value-type="float" office:value="8499">
            <text:p>8499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34">
            <text:p>0.34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12.5">
            <text:p>112.5</text:p>
          </table:table-cell>
          <table:table-cell office:value-type="float" office:value="5197.5">
            <text:p>5197.5</text:p>
          </table:table-cell>
          <table:table-cell office:value-type="float" office:value="22349.75">
            <text:p>22349.75</text:p>
          </table:table-cell>
          <table:table-cell office:value-type="float" office:value="11.6025">
            <text:p>11.602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50">
            <text:p>350</text:p>
          </table:table-cell>
          <table:table-cell office:value-type="float" office:value="660">
            <text:p>660</text:p>
          </table:table-cell>
          <table:table-cell office:value-type="float" office:value="2087">
            <text:p>2087</text:p>
          </table:table-cell>
          <table:table-cell office:value-type="float" office:value="8198">
            <text:p>8198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34">
            <text:p>0.34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7.666666666667">
            <text:p>107.6666666667</text:p>
          </table:table-cell>
          <table:table-cell office:value-type="float" office:value="5134.33333333333">
            <text:p>5134.3333333333</text:p>
          </table:table-cell>
          <table:table-cell office:value-type="float" office:value="21703">
            <text:p>21703</text:p>
          </table:table-cell>
          <table:table-cell office:value-type="float" office:value="11.26">
            <text:p>11.26</text:p>
          </table:table-cell>
          <table:table-cell table:number-columns-repeated="3" office:value-type="float" office:value="5">
            <text:p>5</text:p>
          </table:table-cell>
          <table:table-cell office:value-type="float" office:value="372">
            <text:p>372</text:p>
          </table:table-cell>
          <table:table-cell office:value-type="float" office:value="545">
            <text:p>545</text:p>
          </table:table-cell>
          <table:table-cell office:value-type="float" office:value="372">
            <text:p>372</text:p>
          </table:table-cell>
          <table:table-cell office:value-type="float" office:value="479">
            <text:p>479</text:p>
          </table:table-cell>
          <table:table-cell office:value-type="float" office:value="1814">
            <text:p>1814</text:p>
          </table:table-cell>
          <table:table-cell office:value-type="float" office:value="7930">
            <text:p>7930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72">
            <text:p>0.72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17">
            <text:p>0.17</text:p>
          </table:table-cell>
          <table:table-cell office:value-type="float" office:value="0.72">
            <text:p>0.72</text:p>
          </table:table-cell>
          <table:table-cell office:value-type="float" office:value="0.89">
            <text:p>0.89</text:p>
          </table:table-cell>
          <table:table-cell office:value-type="float" office:value="-2">
            <text:p>-2</text:p>
          </table:table-cell>
          <table:table-cell office:value-type="float" office:value="-8">
            <text:p>-8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13.1">
            <text:p>13.1</text:p>
          </table:table-cell>
          <table:table-cell office:value-type="float" office:value="21.5">
            <text:p>21.5</text:p>
          </table:table-cell>
          <table:table-cell office:value-type="float" office:value="11605">
            <text:p>11605</text:p>
          </table:table-cell>
          <table:table-cell office:value-type="float" office:value="12424">
            <text:p>12424</text:p>
          </table:table-cell>
          <table:table-cell office:value-type="float" office:value="12498">
            <text:p>124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2:45.03</dc:date>
    <dc:creator>Liam Widdess</dc:creator>
    <meta:editing-duration>P2DT3H30M41S</meta:editing-duration>
    <meta:editing-cycles>185</meta:editing-cycles>
    <meta:generator>OpenOffice/4.1.7$Win32 OpenOffice.org_project/417m1$Build-9800</meta:generator>
    <meta:document-statistic meta:table-count="8" meta:cell-count="948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397">
                <text:p>1839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560">
                <text:p>1856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486">
                <text:p>1848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508">
                <text:p>1950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90">
                <text:p>13390</text:p>
              </table:table-cell>
              <table:table-cell office:value-type="float" office:value="21464">
                <text:p>2146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840">
                <text:p>13840</text:p>
              </table:table-cell>
              <table:table-cell office:value-type="float" office:value="23064">
                <text:p>2306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710">
                <text:p>14710</text:p>
              </table:table-cell>
              <table:table-cell office:value-type="float" office:value="24561">
                <text:p>2456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5510">
                <text:p>15510</text:p>
              </table:table-cell>
              <table:table-cell office:value-type="float" office:value="26222">
                <text:p>2622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96">
                <text:p>10596</text:p>
              </table:table-cell>
              <table:table-cell office:value-type="float" office:value="16327">
                <text:p>16327</text:p>
              </table:table-cell>
              <table:table-cell office:value-type="float" office:value="27451">
                <text:p>2745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850">
                <text:p>10850</text:p>
              </table:table-cell>
              <table:table-cell office:value-type="float" office:value="17138">
                <text:p>17138</text:p>
              </table:table-cell>
              <table:table-cell office:value-type="float" office:value="28564">
                <text:p>2856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786">
                <text:p>10786</text:p>
              </table:table-cell>
              <table:table-cell office:value-type="float" office:value="18162">
                <text:p>18162</text:p>
              </table:table-cell>
              <table:table-cell office:value-type="float" office:value="29796">
                <text:p>2979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250">
                <text:p>11250</text:p>
              </table:table-cell>
              <table:table-cell office:value-type="float" office:value="19072">
                <text:p>19072</text:p>
              </table:table-cell>
              <table:table-cell office:value-type="float" office:value="31656">
                <text:p>3165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718">
                <text:p>12718</text:p>
              </table:table-cell>
              <table:table-cell office:value-type="float" office:value="20295">
                <text:p>20295</text:p>
              </table:table-cell>
              <table:table-cell office:value-type="float" office:value="31934">
                <text:p>3193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534">
                <text:p>13534</text:p>
              </table:table-cell>
              <table:table-cell office:value-type="float" office:value="21298">
                <text:p>21298</text:p>
              </table:table-cell>
              <table:table-cell office:value-type="float" office:value="30503">
                <text:p>3050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485">
                <text:p>14485</text:p>
              </table:table-cell>
              <table:table-cell office:value-type="float" office:value="21622">
                <text:p>21622</text:p>
              </table:table-cell>
              <table:table-cell office:value-type="float" office:value="30163">
                <text:p>3016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338">
                <text:p>15338</text:p>
              </table:table-cell>
              <table:table-cell office:value-type="float" office:value="20878">
                <text:p>20878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068">
                <text:p>16068</text:p>
              </table:table-cell>
              <table:table-cell office:value-type="float" office:value="20554">
                <text:p>20554</text:p>
              </table:table-cell>
              <table:table-cell office:value-type="float" office:value="32126">
                <text:p>3212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592">
                <text:p>16592</text:p>
              </table:table-cell>
              <table:table-cell office:value-type="float" office:value="21329">
                <text:p>21329</text:p>
              </table:table-cell>
              <table:table-cell office:value-type="float" office:value="30581">
                <text:p>3058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7224">
                <text:p>17224</text:p>
              </table:table-cell>
              <table:table-cell office:value-type="float" office:value="22144">
                <text:p>22144</text:p>
              </table:table-cell>
              <table:table-cell office:value-type="float" office:value="30163">
                <text:p>3016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536">
                <text:p>16536</text:p>
              </table:table-cell>
              <table:table-cell office:value-type="float" office:value="23338">
                <text:p>23338</text:p>
              </table:table-cell>
              <table:table-cell office:value-type="float" office:value="31753">
                <text:p>3175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550">
                <text:p>15550</text:p>
              </table:table-cell>
              <table:table-cell office:value-type="float" office:value="23298">
                <text:p>23298</text:p>
              </table:table-cell>
              <table:table-cell office:value-type="float" office:value="32451">
                <text:p>3245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618">
                <text:p>15618</text:p>
              </table:table-cell>
              <table:table-cell office:value-type="float" office:value="21719">
                <text:p>21719</text:p>
              </table:table-cell>
              <table:table-cell office:value-type="float" office:value="30665">
                <text:p>3066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000">
                <text:p>16000</text:p>
              </table:table-cell>
              <table:table-cell office:value-type="float" office:value="21635">
                <text:p>21635</text:p>
              </table:table-cell>
              <table:table-cell office:value-type="float" office:value="29947">
                <text:p>2994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410">
                <text:p>21410</text:p>
              </table:table-cell>
              <table:table-cell office:value-type="float" office:value="31976">
                <text:p>3197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172">
                <text:p>15172</text:p>
              </table:table-cell>
              <table:table-cell office:value-type="float" office:value="21270">
                <text:p>21270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394">
                <text:p>15394</text:p>
              </table:table-cell>
              <table:table-cell office:value-type="float" office:value="21300">
                <text:p>21300</text:p>
              </table:table-cell>
              <table:table-cell office:value-type="float" office:value="30851">
                <text:p>3085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855">
                <text:p>15855</text:p>
              </table:table-cell>
              <table:table-cell office:value-type="float" office:value="21438">
                <text:p>21438</text:p>
              </table:table-cell>
              <table:table-cell office:value-type="float" office:value="33886">
                <text:p>3388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860">
                <text:p>15860</text:p>
              </table:table-cell>
              <table:table-cell office:value-type="float" office:value="22290">
                <text:p>22290</text:p>
              </table:table-cell>
              <table:table-cell office:value-type="float" office:value="34473">
                <text:p>3447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662">
                <text:p>22662</text:p>
              </table:table-cell>
              <table:table-cell office:value-type="float" office:value="35432">
                <text:p>3543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464">
                <text:p>21464</text:p>
              </table:table-cell>
              <table:table-cell office:value-type="float" office:value="34434">
                <text:p>3443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128">
                <text:p>23128</text:p>
              </table:table-cell>
              <table:table-cell office:value-type="float" office:value="32985">
                <text:p>3298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834">
                <text:p>15834</text:p>
              </table:table-cell>
              <table:table-cell office:value-type="float" office:value="20698">
                <text:p>20698</text:p>
              </table:table-cell>
              <table:table-cell office:value-type="float" office:value="34221">
                <text:p>3422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22">
                <text:p>14622</text:p>
              </table:table-cell>
              <table:table-cell office:value-type="float" office:value="20654">
                <text:p>20654</text:p>
              </table:table-cell>
              <table:table-cell office:value-type="float" office:value="34984">
                <text:p>3498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930">
                <text:p>12930</text:p>
              </table:table-cell>
              <table:table-cell office:value-type="float" office:value="21200">
                <text:p>21200</text:p>
              </table:table-cell>
              <table:table-cell office:value-type="float" office:value="33946">
                <text:p>339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10">
                <text:p>12010</text:p>
              </table:table-cell>
              <table:table-cell office:value-type="float" office:value="20923">
                <text:p>20923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20380">
                <text:p>20380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148">
                <text:p>13148</text:p>
              </table:table-cell>
              <table:table-cell office:value-type="float" office:value="20134">
                <text:p>20134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02">
                <text:p>12402</text:p>
              </table:table-cell>
              <table:table-cell office:value-type="float" office:value="19310">
                <text:p>19310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9">
                <text:p>11709</text:p>
              </table:table-cell>
              <table:table-cell office:value-type="float" office:value="18155">
                <text:p>18155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7898">
                <text:p>17898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7185">
                <text:p>17185</text:p>
              </table:table-cell>
              <table:table-cell office:value-type="float" office:value="24868">
                <text:p>2486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066">
                <text:p>12066</text:p>
              </table:table-cell>
              <table:table-cell office:value-type="float" office:value="15885">
                <text:p>15885</text:p>
              </table:table-cell>
              <table:table-cell office:value-type="float" office:value="22605">
                <text:p>2260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511">
                <text:p>11511</text:p>
              </table:table-cell>
              <table:table-cell office:value-type="float" office:value="15962">
                <text:p>15962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70">
                <text:p>11570</text:p>
              </table:table-cell>
              <table:table-cell office:value-type="float" office:value="15540">
                <text:p>15540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382">
                <text:p>12382</text:p>
              </table:table-cell>
              <table:table-cell office:value-type="float" office:value="16156">
                <text:p>16156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32">
                <text:p>11732</text:p>
              </table:table-cell>
              <table:table-cell office:value-type="float" office:value="15852">
                <text:p>15852</text:p>
              </table:table-cell>
              <table:table-cell office:value-type="float" office:value="22611">
                <text:p>2261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22">
                <text:p>11422</text:p>
              </table:table-cell>
              <table:table-cell office:value-type="float" office:value="16435">
                <text:p>16435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576">
                <text:p>11576</text:p>
              </table:table-cell>
              <table:table-cell office:value-type="float" office:value="16570">
                <text:p>16570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456">
                <text:p>11456</text:p>
              </table:table-cell>
              <table:table-cell office:value-type="float" office:value="15512">
                <text:p>15512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9532">
                <text:p>9532</text:p>
              </table:table-cell>
              <table:table-cell office:value-type="float" office:value="15050">
                <text:p>15050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110">
                <text:p>7110</text:p>
              </table:table-cell>
              <table:table-cell office:value-type="float" office:value="13398">
                <text:p>13398</text:p>
              </table:table-cell>
              <table:table-cell office:value-type="float" office:value="23015">
                <text:p>2301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6642">
                <text:p>6642</text:p>
              </table:table-cell>
              <table:table-cell office:value-type="float" office:value="13833">
                <text:p>13833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6210">
                <text:p>6210</text:p>
              </table:table-cell>
              <table:table-cell office:value-type="float" office:value="13919">
                <text:p>13919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6228">
                <text:p>6228</text:p>
              </table:table-cell>
              <table:table-cell office:value-type="float" office:value="12031">
                <text:p>12031</text:p>
              </table:table-cell>
              <table:table-cell office:value-type="float" office:value="21202">
                <text:p>2120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6715">
                <text:p>6715</text:p>
              </table:table-cell>
              <table:table-cell office:value-type="float" office:value="12353">
                <text:p>12353</text:p>
              </table:table-cell>
              <table:table-cell office:value-type="float" office:value="22112">
                <text:p>2211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6273">
                <text:p>6273</text:p>
              </table:table-cell>
              <table:table-cell office:value-type="float" office:value="12322">
                <text:p>12322</text:p>
              </table:table-cell>
              <table:table-cell office:value-type="float" office:value="22073">
                <text:p>2207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5865">
                <text:p>5865</text:p>
              </table:table-cell>
              <table:table-cell office:value-type="float" office:value="11475">
                <text:p>11475</text:p>
              </table:table-cell>
              <table:table-cell office:value-type="float" office:value="20196">
                <text:p>201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882">
                <text:p>5882</text:p>
              </table:table-cell>
              <table:table-cell office:value-type="float" office:value="10410">
                <text:p>10410</text:p>
              </table:table-cell>
              <table:table-cell office:value-type="float" office:value="17784">
                <text:p>1778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6273">
                <text:p>6273</text:p>
              </table:table-cell>
              <table:table-cell office:value-type="float" office:value="9867">
                <text:p>9867</text:p>
              </table:table-cell>
              <table:table-cell office:value-type="float" office:value="16344">
                <text:p>1634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400">
                <text:p>5400</text:p>
              </table:table-cell>
              <table:table-cell office:value-type="float" office:value="9720">
                <text:p>9720</text:p>
              </table:table-cell>
              <table:table-cell office:value-type="float" office:value="18792">
                <text:p>1879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415">
                <text:p>5415</text:p>
              </table:table-cell>
              <table:table-cell office:value-type="float" office:value="9882">
                <text:p>9882</text:p>
              </table:table-cell>
              <table:table-cell office:value-type="float" office:value="20196">
                <text:p>2019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850">
                <text:p>5850</text:p>
              </table:table-cell>
              <table:table-cell office:value-type="float" office:value="10070">
                <text:p>10070</text:p>
              </table:table-cell>
              <table:table-cell office:value-type="float" office:value="17784">
                <text:p>1778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915">
                <text:p>6915</text:p>
              </table:table-cell>
              <table:table-cell office:value-type="float" office:value="10439">
                <text:p>10439</text:p>
              </table:table-cell>
              <table:table-cell office:value-type="float" office:value="17226">
                <text:p>1722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6120">
                <text:p>6120</text:p>
              </table:table-cell>
              <table:table-cell office:value-type="float" office:value="10080">
                <text:p>10080</text:p>
              </table:table-cell>
              <table:table-cell office:value-type="float" office:value="18513">
                <text:p>1851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137">
                <text:p>6137</text:p>
              </table:table-cell>
              <table:table-cell office:value-type="float" office:value="9747">
                <text:p>9747</text:p>
              </table:table-cell>
              <table:table-cell office:value-type="float" office:value="16302">
                <text:p>1630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910">
                <text:p>5910</text:p>
              </table:table-cell>
              <table:table-cell office:value-type="float" office:value="9009">
                <text:p>9009</text:p>
              </table:table-cell>
              <table:table-cell office:value-type="float" office:value="14184">
                <text:p>141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160">
                <text:p>5160</text:p>
              </table:table-cell>
              <table:table-cell office:value-type="float" office:value="9016">
                <text:p>9016</text:p>
              </table:table-cell>
              <table:table-cell office:value-type="float" office:value="16596">
                <text:p>1659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350">
                <text:p>4350</text:p>
              </table:table-cell>
              <table:table-cell office:value-type="float" office:value="8664">
                <text:p>8664</text:p>
              </table:table-cell>
              <table:table-cell office:value-type="float" office:value="16992">
                <text:p>1699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250">
                <text:p>5250</text:p>
              </table:table-cell>
              <table:table-cell office:value-type="float" office:value="9190">
                <text:p>9190</text:p>
              </table:table-cell>
              <table:table-cell office:value-type="float" office:value="15732">
                <text:p>1573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580">
                <text:p>5580</text:p>
              </table:table-cell>
              <table:table-cell office:value-type="float" office:value="9075">
                <text:p>9075</text:p>
              </table:table-cell>
              <table:table-cell office:value-type="float" office:value="15213">
                <text:p>1521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3754">
                <text:p>3754</text:p>
              </table:table-cell>
              <table:table-cell office:value-type="float" office:value="7678">
                <text:p>7678</text:p>
              </table:table-cell>
              <table:table-cell office:value-type="float" office:value="15576">
                <text:p>1557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460">
                <text:p>4460</text:p>
              </table:table-cell>
              <table:table-cell office:value-type="float" office:value="7830">
                <text:p>7830</text:p>
              </table:table-cell>
              <table:table-cell office:value-type="float" office:value="14421">
                <text:p>1442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197">
                <text:p>4197</text:p>
              </table:table-cell>
              <table:table-cell office:value-type="float" office:value="7700">
                <text:p>7700</text:p>
              </table:table-cell>
              <table:table-cell office:value-type="float" office:value="13002">
                <text:p>1300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165">
                <text:p>4165</text:p>
              </table:table-cell>
              <table:table-cell office:value-type="float" office:value="7630">
                <text:p>7630</text:p>
              </table:table-cell>
              <table:table-cell office:value-type="float" office:value="13392">
                <text:p>1339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800">
                <text:p>4800</text:p>
              </table:table-cell>
              <table:table-cell office:value-type="float" office:value="8306">
                <text:p>8306</text:p>
              </table:table-cell>
              <table:table-cell office:value-type="float" office:value="14097">
                <text:p>1409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918">
                <text:p>4918</text:p>
              </table:table-cell>
              <table:table-cell office:value-type="float" office:value="8565">
                <text:p>8565</text:p>
              </table:table-cell>
              <table:table-cell office:value-type="float" office:value="14445">
                <text:p>144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2677">
                <text:p>2677</text:p>
              </table:table-cell>
              <table:table-cell office:value-type="float" office:value="5442">
                <text:p>5442</text:p>
              </table:table-cell>
              <table:table-cell office:value-type="float" office:value="12276">
                <text:p>1227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991">
                <text:p>1991</text:p>
              </table:table-cell>
              <table:table-cell office:value-type="float" office:value="4386">
                <text:p>4386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2098">
                <text:p>2098</text:p>
              </table:table-cell>
              <table:table-cell office:value-type="float" office:value="4290">
                <text:p>4290</text:p>
              </table:table-cell>
              <table:table-cell office:value-type="float" office:value="9517">
                <text:p>951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684">
                <text:p>1684</text:p>
              </table:table-cell>
              <table:table-cell office:value-type="float" office:value="3739">
                <text:p>3739</text:p>
              </table:table-cell>
              <table:table-cell office:value-type="float" office:value="9165">
                <text:p>916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252">
                <text:p>1252</text:p>
              </table:table-cell>
              <table:table-cell office:value-type="float" office:value="3003">
                <text:p>3003</text:p>
              </table:table-cell>
              <table:table-cell office:value-type="float" office:value="8826">
                <text:p>882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909">
                <text:p>909</text:p>
              </table:table-cell>
              <table:table-cell office:value-type="float" office:value="2557">
                <text:p>2557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660">
                <text:p>660</text:p>
              </table:table-cell>
              <table:table-cell office:value-type="float" office:value="2087">
                <text:p>2087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79">
                <text:p>479</text:p>
              </table:table-cell>
              <table:table-cell office:value-type="float" office:value="1814">
                <text:p>1814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97.5">
                <text:p>5197.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134.33333333333">
                <text:p>5134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cm" svg:y="1.404cm" svg:width="30.89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6025">
                <text:p>11.60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8cm" svg:y="1.352cm" svg:width="31.35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403000077996">
                <text:p>1.0340300007799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973785228292">
                <text:p>1.0497378522829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061156167436">
                <text:p>1.0706115616743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148778655404">
                <text:p>1.1314877865540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9086633386515">
                <text:p>1.1908663338651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543269515875">
                <text:p>1.205432695158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516111319219">
                <text:p>1.2051611131921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145520718052">
                <text:p>1.1714552071805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1719948709181">
                <text:p>1.1171994870918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7624397468637">
                <text:p>1.1762439746863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1934423174913">
                <text:p>1.2193442317491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319102340775">
                <text:p>1.1731910234077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719413331544">
                <text:p>1.1171941333154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6885514332753">
                <text:p>0.99688551433275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1428193666927">
                <text:p>1.0142819366692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7319471875669">
                <text:p>1.17319471875669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717452477642">
                <text:p>1.0971745247764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4332710812909">
                <text:p>1.0433271081290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28340464087">
                <text:p>1.02834046408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3059702710593">
                <text:p>0.99305970271059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1605523691059">
                <text:p>1.0160552369105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97837009771548">
                <text:p>0.99783700977154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2297030834788">
                <text:p>1.0229703083478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6594723704">
                <text:p>1.05659472370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7746882607618">
                <text:p>1.0774688260761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343698312452">
                <text:p>1.034369831245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0318990106756">
                <text:p>0.99031899010675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0065645407275">
                <text:p>1.0006564540727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7194621972598">
                <text:p>1.0719462197259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7198825660821">
                <text:p>0.83719882566082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415752405333">
                <text:p>1.041575240533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4553003971755">
                <text:p>1.0455300397175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04253357303">
                <text:p>1.0704253357303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234437088159">
                <text:p>0.8623443708815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5952278452532">
                <text:p>0.81595227845253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7618866706457">
                <text:p>0.96761886670645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2953808409818">
                <text:p>0.90295380840981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0241249217527">
                <text:p>0.83024124921752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431791152217">
                <text:p>0.9743179115221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49924070022109">
                <text:p>0.94992407002210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0561309197392">
                <text:p>0.98056130919739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6598899133441">
                <text:p>0.97659889913344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27494120302735">
                <text:p>0.92749412030273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796808133735">
                <text:p>0.9679680813373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01822131816136">
                <text:p>0.90182213181613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861895410865734">
                <text:p>0.86189541086573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6851615046206">
                <text:p>0.976851615046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52920995178648">
                <text:p>0.95292099517864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6222366819903">
                <text:p>0.98622236681990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068961601817">
                <text:p>0.906896160181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8720626152272">
                <text:p>0.96872062615227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57979107099386">
                <text:p>0.95797910709938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73624923744323">
                <text:p>0.7362492374432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837204673815032">
                <text:p>0.83720467381503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96735192043316">
                <text:p>0.9967351920433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8573532081678">
                <text:p>0.9857353208167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378470982236">
                <text:p>1.0037847098223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.00714684839248">
                <text:p>1.0071468483924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39826871141975">
                <text:p>0.93982687114197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704981326812837">
                <text:p>0.70498132681283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85263313212675">
                <text:p>0.98526331321267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45168282069418">
                <text:p>0.94516828206941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39826871141975">
                <text:p>0.93982687114197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853336300366019">
                <text:p>0.85333630036601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.00714684839248">
                <text:p>1.0071468483924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34133093100189">
                <text:p>0.93413309310018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53336300366019">
                <text:p>0.85333630036601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78650687309738">
                <text:p>0.97865068730973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887693181408374">
                <text:p>0.88769318140837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5927062755748">
                <text:p>0.95592706275574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895101352536092">
                <text:p>0.89510135253609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738655010330578">
                <text:p>0.73865501033057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783312852453497">
                <text:p>0.78331285245349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852635957531723">
                <text:p>0.85263595753172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833029134917933">
                <text:p>0.83302913491793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572261281677983">
                <text:p>0.57226128167798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254236245534386">
                <text:p>0.25423624553438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0761580468482567">
                <text:p>0.076158046848256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2349.75">
                <text:p>22349.7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21703">
                <text:p>21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